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row table:style-name="ro1">
          <table:table-cell office:value-type="string" calcext:value-type="string">
            <text:p>Lef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geometryNumber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Entropy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startXShift_norm</text:p>
          </table:table-cell>
          <table:table-cell office:value-type="string" calcext:value-type="string">
            <text:p>endXShift_norm</text:p>
          </table:table-cell>
          <table:table-cell office:value-type="string" calcext:value-type="string">
            <text:p>xShift_dist</text:p>
          </table:table-cell>
          <table:table-cell office:value-type="string" calcext:value-type="string">
            <text:p>startCrossingAngle_norm</text:p>
          </table:table-cell>
          <table:table-cell office:value-type="string" calcext:value-type="string">
            <text:p>endCrossingAngle_norm</text:p>
          </table:table-cell>
          <table:table-cell office:value-type="string" calcext:value-type="string">
            <text:p>crossingAngle_dist</text:p>
          </table:table-cell>
          <table:table-cell office:value-type="string" calcext:value-type="string">
            <text:p>startAxialRotationPrime_norm</text:p>
          </table:table-cell>
          <table:table-cell office:value-type="string" calcext:value-type="string">
            <text:p>endAxialRotationPrime_norm</text:p>
          </table:table-cell>
          <table:table-cell office:value-type="string" calcext:value-type="string">
            <text:p>axialRotationPrime_dist</text:p>
          </table:table-cell>
          <table:table-cell office:value-type="string" calcext:value-type="string">
            <text:p>startZShiftPrime_norm</text:p>
          </table:table-cell>
          <table:table-cell office:value-type="string" calcext:value-type="string">
            <text:p>endZShiftPrime_norm</text:p>
          </table:table-cell>
          <table:table-cell office:value-type="string" calcext:value-type="string">
            <text:p>zShiftPrime_dist</text:p>
          </table:table-cell>
          <table:table-cell office:value-type="string" calcext:value-type="string">
            <text:p>GeometricDistance</text:p>
          </table:table-cell>
        </table:table-row>
        <table:table-row table:style-name="ro1">
          <table:table-cell office:value-type="string" calcext:value-type="string">
            <text:p>LLLYTLLAVLFLLLISLLILI</text:p>
          </table:table-cell>
          <table:table-cell office:value-type="float" office:value="-31.156" calcext:value-type="float">
            <text:p>-31.156</text:p>
          </table:table-cell>
          <table:table-cell office:value-type="float" office:value="-149.727" calcext:value-type="float">
            <text:p>-149.727</text:p>
          </table:table-cell>
          <table:table-cell office:value-type="float" office:value="23.7944" calcext:value-type="float">
            <text:p>23.7944</text:p>
          </table:table-cell>
          <table:table-cell office:value-type="float" office:value="18.6043" calcext:value-type="float">
            <text:p>18.6043</text:p>
          </table:table-cell>
          <table:table-cell office:value-type="float" office:value="10.6807" calcext:value-type="float">
            <text:p>10.6807</text:p>
          </table:table-cell>
          <table:table-cell office:value-type="float" office:value="12.1713" calcext:value-type="float">
            <text:p>12.1713</text:p>
          </table:table-cell>
          <table:table-cell office:value-type="float" office:value="11.0283" calcext:value-type="float">
            <text:p>11.0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68</text:p>
          </table:table-cell>
          <table:table-cell office:value-type="string" calcext:value-type="string">
            <text:p>Left</text:p>
          </table:table-cell>
          <table:table-cell office:value-type="float" office:value="-40.3776" calcext:value-type="float">
            <text:p>-40.3776</text:p>
          </table:table-cell>
          <table:table-cell office:value-type="float" office:value="-17.7694" calcext:value-type="float">
            <text:p>-17.7694</text:p>
          </table:table-cell>
          <table:table-cell office:value-type="float" office:value="26.991" calcext:value-type="float">
            <text:p>26.991</text:p>
          </table:table-cell>
          <table:table-cell office:value-type="float" office:value="-9.5429" calcext:value-type="float">
            <text:p>-9.5429</text:p>
          </table:table-cell>
          <table:table-cell office:value-type="float" office:value="-3.77489999999999" calcext:value-type="float">
            <text:p>-3.77489999999999</text:p>
          </table:table-cell>
          <table:table-cell office:value-type="float" office:value="-2.22300000000001" calcext:value-type="float">
            <text:p>-2.22300000000001</text:p>
          </table:table-cell>
          <table:table-cell office:value-type="float" office:value="-15.5409" calcext:value-type="float">
            <text:p>-15.5409</text:p>
          </table:table-cell>
          <table:table-cell office:value-type="float" office:value="-6.88025" calcext:value-type="float">
            <text:p>-6.88025</text:p>
          </table:table-cell>
          <table:table-cell office:value-type="float" office:value="-941.37" calcext:value-type="float">
            <text:p>-941.37</text:p>
          </table:table-cell>
          <table:table-cell office:value-type="float" office:value="-2.0633" calcext:value-type="float">
            <text:p>-2.0633</text:p>
          </table:table-cell>
          <table:table-cell office:value-type="float" office:value="2.0777" calcext:value-type="float">
            <text:p>2.0777</text:p>
          </table:table-cell>
          <table:table-cell office:value-type="float" office:value="-9.2962" calcext:value-type="float">
            <text:p>-9.2962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103" calcext:value-type="float">
            <text:p>0.103</text:p>
          </table:table-cell>
          <table:table-cell office:value-type="float" office:value="2.1807" calcext:value-type="float">
            <text:p>2.1807</text:p>
          </table:table-cell>
          <table:table-cell office:value-type="float" office:value="2.0777" calcext:value-type="float">
            <text:p>2.0777</text:p>
          </table:table-cell>
          <table:table-cell office:value-type="float" office:value="0.99005" calcext:value-type="float">
            <text:p>0.99005</text:p>
          </table:table-cell>
          <table:table-cell office:value-type="float" office:value="0.0604299999999999" calcext:value-type="float">
            <text:p>0.06043</text:p>
          </table:table-cell>
          <table:table-cell office:value-type="float" office:value="0.92962" calcext:value-type="float">
            <text:p>0.92962</text:p>
          </table:table-cell>
          <table:table-cell office:value-type="float" office:value="0.189727642199341" calcext:value-type="float">
            <text:p>0.189727642199341</text:p>
          </table:table-cell>
          <table:table-cell office:value-type="float" office:value="0.163644752893288" calcext:value-type="float">
            <text:p>0.163644752893288</text:p>
          </table:table-cell>
          <table:table-cell office:value-type="float" office:value="0.0260828893060533" calcext:value-type="float">
            <text:p>0.026082889306053</text:p>
          </table:table-cell>
          <table:table-cell office:value-type="float" office:value="0.854641934580312" calcext:value-type="float">
            <text:p>0.854641934580312</text:p>
          </table:table-cell>
          <table:table-cell office:value-type="float" office:value="1.02085213656593" calcext:value-type="float">
            <text:p>1.02085213656593</text:p>
          </table:table-cell>
          <table:table-cell office:value-type="float" office:value="0.166210201985621" calcext:value-type="float">
            <text:p>0.166210201985621</text:p>
          </table:table-cell>
          <table:table-cell office:value-type="float" office:value="2.28239715710449" calcext:value-type="float">
            <text:p>2.28239715710449</text:p>
          </table:table-cell>
        </table:table-row>
        <table:table-row table:style-name="ro1">
          <table:table-cell office:value-type="string" calcext:value-type="string">
            <text:p>LLLWVLLATLFILLLSLLILI</text:p>
          </table:table-cell>
          <table:table-cell office:value-type="float" office:value="-28.3337" calcext:value-type="float">
            <text:p>-28.3337</text:p>
          </table:table-cell>
          <table:table-cell office:value-type="float" office:value="-143.058" calcext:value-type="float">
            <text:p>-143.058</text:p>
          </table:table-cell>
          <table:table-cell office:value-type="float" office:value="39.466" calcext:value-type="float">
            <text:p>39.466</text:p>
          </table:table-cell>
          <table:table-cell office:value-type="float" office:value="20.3552" calcext:value-type="float">
            <text:p>20.3552</text:p>
          </table:table-cell>
          <table:table-cell office:value-type="float" office:value="9.37066" calcext:value-type="float">
            <text:p>9.37066</text:p>
          </table:table-cell>
          <table:table-cell office:value-type="float" office:value="13.2866" calcext:value-type="float">
            <text:p>13.2866</text:p>
          </table:table-cell>
          <table:table-cell office:value-type="float" office:value="12.3786" calcext:value-type="float">
            <text:p>12.37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87</text:p>
          </table:table-cell>
          <table:table-cell office:value-type="string" calcext:value-type="string">
            <text:p>Left</text:p>
          </table:table-cell>
          <table:table-cell office:value-type="float" office:value="-39.3021" calcext:value-type="float">
            <text:p>-39.3021</text:p>
          </table:table-cell>
          <table:table-cell office:value-type="float" office:value="0.0533999999999964" calcext:value-type="float">
            <text:p>0.053399999999996</text:p>
          </table:table-cell>
          <table:table-cell office:value-type="float" office:value="10.915" calcext:value-type="float">
            <text:p>10.915</text:p>
          </table:table-cell>
          <table:table-cell office:value-type="float" office:value="-5.18809999999999" calcext:value-type="float">
            <text:p>-5.18809999999999</text:p>
          </table:table-cell>
          <table:table-cell office:value-type="float" office:value="0" calcext:value-type="float">
            <text:p>0</text:p>
          </table:table-cell>
          <table:table-cell office:value-type="float" office:value="-2.43899999999999" calcext:value-type="float">
            <text:p>-2.43899999999999</text:p>
          </table:table-cell>
          <table:table-cell office:value-type="float" office:value="-7.6269" calcext:value-type="float">
            <text:p>-7.6269</text:p>
          </table:table-cell>
          <table:table-cell office:value-type="float" office:value="-3.21187" calcext:value-type="float">
            <text:p>-3.21187</text:p>
          </table:table-cell>
          <table:table-cell office:value-type="float" office:value="-991.61" calcext:value-type="float">
            <text:p>-991.61</text:p>
          </table:table-cell>
          <table:table-cell office:value-type="float" office:value="11.1339" calcext:value-type="float">
            <text:p>11.1339</text:p>
          </table:table-cell>
          <table:table-cell office:value-type="float" office:value="0.149260000000002" calcext:value-type="float">
            <text:p>0.149260000000002</text:p>
          </table:table-cell>
          <table:table-cell office:value-type="float" office:value="-7.6448" calcext:value-type="float">
            <text:p>-7.6448</text:p>
          </table:table-cell>
          <table:table-cell office:value-type="float" office:value="3.0372" calcext:value-type="float">
            <text:p>3.0372</text:p>
          </table:table-cell>
          <table:table-cell office:value-type="float" office:value="0.721399999999999" calcext:value-type="float">
            <text:p>0.721399999999999</text:p>
          </table:table-cell>
          <table:table-cell office:value-type="float" office:value="0.870660000000001" calcext:value-type="float">
            <text:p>0.870660000000001</text:p>
          </table:table-cell>
          <table:table-cell office:value-type="float" office:value="0.149260000000002" calcext:value-type="float">
            <text:p>0.149260000000002</text:p>
          </table:table-cell>
          <table:table-cell office:value-type="float" office:value="1" calcext:value-type="float">
            <text:p>1</text:p>
          </table:table-cell>
          <table:table-cell office:value-type="float" office:value="0.23552" calcext:value-type="float">
            <text:p>0.23552</text:p>
          </table:table-cell>
          <table:table-cell office:value-type="float" office:value="0.76448" calcext:value-type="float">
            <text:p>0.76448</text:p>
          </table:table-cell>
          <table:table-cell office:value-type="float" office:value="0.221007388866766" calcext:value-type="float">
            <text:p>0.221007388866766</text:p>
          </table:table-cell>
          <table:table-cell office:value-type="float" office:value="0.361754871658734" calcext:value-type="float">
            <text:p>0.361754871658734</text:p>
          </table:table-cell>
          <table:table-cell office:value-type="float" office:value="0.140747482791968" calcext:value-type="float">
            <text:p>0.140747482791968</text:p>
          </table:table-cell>
          <table:table-cell office:value-type="float" office:value="0.758348635274346" calcext:value-type="float">
            <text:p>0.758348635274346</text:p>
          </table:table-cell>
          <table:table-cell office:value-type="float" office:value="1.23097631570757" calcext:value-type="float">
            <text:p>1.23097631570757</text:p>
          </table:table-cell>
          <table:table-cell office:value-type="float" office:value="0.472627680433227" calcext:value-type="float">
            <text:p>0.472627680433227</text:p>
          </table:table-cell>
          <table:table-cell office:value-type="float" office:value="0.921897497677463" calcext:value-type="float">
            <text:p>0.921897497677463</text:p>
          </table:table-cell>
        </table:table-row>
        <table:table-row table:style-name="ro1">
          <table:table-cell office:value-type="string" calcext:value-type="string">
            <text:p>LLLWALLTVLLFLLISLLILI</text:p>
          </table:table-cell>
          <table:table-cell office:value-type="float" office:value="-27.1698" calcext:value-type="float">
            <text:p>-27.1698</text:p>
          </table:table-cell>
          <table:table-cell office:value-type="float" office:value="-146.044" calcext:value-type="float">
            <text:p>-146.044</text:p>
          </table:table-cell>
          <table:table-cell office:value-type="float" office:value="36.1754" calcext:value-type="float">
            <text:p>36.1754</text:p>
          </table:table-cell>
          <table:table-cell office:value-type="float" office:value="22.8498" calcext:value-type="float">
            <text:p>22.8498</text:p>
          </table:table-cell>
          <table:table-cell office:value-type="float" office:value="9.15443" calcext:value-type="float">
            <text:p>9.15443</text:p>
          </table:table-cell>
          <table:table-cell office:value-type="float" office:value="13.2902" calcext:value-type="float">
            <text:p>13.2902</text:p>
          </table:table-cell>
          <table:table-cell office:value-type="float" office:value="12.3328" calcext:value-type="float">
            <text:p>12.3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62</text:p>
          </table:table-cell>
          <table:table-cell office:value-type="string" calcext:value-type="string">
            <text:p>Left</text:p>
          </table:table-cell>
          <table:table-cell office:value-type="float" office:value="-49.0283" calcext:value-type="float">
            <text:p>-49.0283</text:p>
          </table:table-cell>
          <table:table-cell office:value-type="float" office:value="7.30579999999999" calcext:value-type="float">
            <text:p>7.30579999999999</text:p>
          </table:table-cell>
          <table:table-cell office:value-type="float" office:value="14.552" calcext:value-type="float">
            <text:p>14.552</text:p>
          </table:table-cell>
          <table:table-cell office:value-type="float" office:value="-1.1027" calcext:value-type="float">
            <text:p>-1.1027</text:p>
          </table:table-cell>
          <table:table-cell office:value-type="float" office:value="-4.0164" calcext:value-type="float">
            <text:p>-4.0164</text:p>
          </table:table-cell>
          <table:table-cell office:value-type="float" office:value="-2.31300000000002" calcext:value-type="float">
            <text:p>-2.31300000000002</text:p>
          </table:table-cell>
          <table:table-cell office:value-type="float" office:value="-7.432" calcext:value-type="float">
            <text:p>-7.432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-1021.47" calcext:value-type="float">
            <text:p>-1021.47</text:p>
          </table:table-cell>
          <table:table-cell office:value-type="float" office:value="18.4505" calcext:value-type="float">
            <text:p>18.4505</text:p>
          </table:table-cell>
          <table:table-cell office:value-type="float" office:value="-0.0887700000000003" calcext:value-type="float">
            <text:p>-0.08877</text:p>
          </table:table-cell>
          <table:table-cell office:value-type="float" office:value="-5.1502" calcext:value-type="float">
            <text:p>-5.1502</text:p>
          </table:table-cell>
          <table:table-cell office:value-type="float" office:value="2.6193" calcext:value-type="float">
            <text:p>2.6193</text:p>
          </table:table-cell>
          <table:table-cell office:value-type="float" office:value="0.7432" calcext:value-type="float">
            <text:p>0.7432</text:p>
          </table:table-cell>
          <table:table-cell office:value-type="float" office:value="0.65443" calcext:value-type="float">
            <text:p>0.65443</text:p>
          </table:table-cell>
          <table:table-cell office:value-type="float" office:value="0.0887700000000003" calcext:value-type="float">
            <text:p>0.08877</text:p>
          </table:table-cell>
          <table:table-cell office:value-type="float" office:value="1" calcext:value-type="float">
            <text:p>1</text:p>
          </table:table-cell>
          <table:table-cell office:value-type="float" office:value="0.48498" calcext:value-type="float">
            <text:p>0.48498</text:p>
          </table:table-cell>
          <table:table-cell office:value-type="float" office:value="0.51502" calcext:value-type="float">
            <text:p>0.51502</text:p>
          </table:table-cell>
          <table:table-cell office:value-type="float" office:value="0.0869181030396117" calcext:value-type="float">
            <text:p>0.086918103039612</text:p>
          </table:table-cell>
          <table:table-cell office:value-type="float" office:value="0.320157258344869" calcext:value-type="float">
            <text:p>0.320157258344869</text:p>
          </table:table-cell>
          <table:table-cell office:value-type="float" office:value="0.233239155305257" calcext:value-type="float">
            <text:p>0.233239155305257</text:p>
          </table:table-cell>
          <table:table-cell office:value-type="float" office:value="0.816252217484672" calcext:value-type="float">
            <text:p>0.816252217484672</text:p>
          </table:table-cell>
          <table:table-cell office:value-type="float" office:value="1.22384924216489" calcext:value-type="float">
            <text:p>1.22384924216489</text:p>
          </table:table-cell>
          <table:table-cell office:value-type="float" office:value="0.407597024680215" calcext:value-type="float">
            <text:p>0.407597024680215</text:p>
          </table:table-cell>
          <table:table-cell office:value-type="float" office:value="0.702610526106515" calcext:value-type="float">
            <text:p>0.702610526106515</text:p>
          </table:table-cell>
        </table:table-row>
        <table:table-row table:style-name="ro1">
          <table:table-cell office:value-type="string" calcext:value-type="string">
            <text:p>LLLYALLTVLFLLLISLLILI</text:p>
          </table:table-cell>
          <table:table-cell office:value-type="float" office:value="-23.7488" calcext:value-type="float">
            <text:p>-23.7488</text:p>
          </table:table-cell>
          <table:table-cell office:value-type="float" office:value="-144.772" calcext:value-type="float">
            <text:p>-144.772</text:p>
          </table:table-cell>
          <table:table-cell office:value-type="float" office:value="42.8993" calcext:value-type="float">
            <text:p>42.8993</text:p>
          </table:table-cell>
          <table:table-cell office:value-type="float" office:value="14.3732" calcext:value-type="float">
            <text:p>14.3732</text:p>
          </table:table-cell>
          <table:table-cell office:value-type="float" office:value="9.82641" calcext:value-type="float">
            <text:p>9.82641</text:p>
          </table:table-cell>
          <table:table-cell office:value-type="float" office:value="14.0072" calcext:value-type="float">
            <text:p>14.0072</text:p>
          </table:table-cell>
          <table:table-cell office:value-type="float" office:value="13.1507" calcext:value-type="float">
            <text:p>13.15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550</text:p>
          </table:table-cell>
          <table:table-cell office:value-type="string" calcext:value-type="string">
            <text:p>Left</text:p>
          </table:table-cell>
          <table:table-cell office:value-type="float" office:value="-39.4585" calcext:value-type="float">
            <text:p>-39.4585</text:p>
          </table:table-cell>
          <table:table-cell office:value-type="float" office:value="0.00509999999999877" calcext:value-type="float">
            <text:p>0.005099999999999</text:p>
          </table:table-cell>
          <table:table-cell office:value-type="float" office:value="15.705" calcext:value-type="float">
            <text:p>15.705</text:p>
          </table:table-cell>
          <table:table-cell office:value-type="float" office:value="-2.92219999999999" calcext:value-type="float">
            <text:p>-2.92219999999999</text:p>
          </table:table-cell>
          <table:table-cell office:value-type="float" office:value="0" calcext:value-type="float">
            <text:p>0</text:p>
          </table:table-cell>
          <table:table-cell office:value-type="float" office:value="-3.477" calcext:value-type="float">
            <text:p>-3.477</text:p>
          </table:table-cell>
          <table:table-cell office:value-type="float" office:value="-6.3997" calcext:value-type="float">
            <text:p>-6.3997</text:p>
          </table:table-cell>
          <table:table-cell office:value-type="float" office:value="-3.31293" calcext:value-type="float">
            <text:p>-3.31293</text:p>
          </table:table-cell>
          <table:table-cell office:value-type="float" office:value="-883.18" calcext:value-type="float">
            <text:p>-883.18</text:p>
          </table:table-cell>
          <table:table-cell office:value-type="float" office:value="11.3119" calcext:value-type="float">
            <text:p>11.3119</text:p>
          </table:table-cell>
          <table:table-cell office:value-type="float" office:value="0.827209999999999" calcext:value-type="float">
            <text:p>0.827209999999999</text:p>
          </table:table-cell>
          <table:table-cell office:value-type="float" office:value="-11.4099" calcext:value-type="float">
            <text:p>-11.4099</text:p>
          </table:table-cell>
          <table:table-cell office:value-type="float" office:value="2.813" calcext:value-type="float">
            <text:p>2.813</text:p>
          </table:table-cell>
          <table:table-cell office:value-type="float" office:value="0.4992" calcext:value-type="float">
            <text:p>0.4992</text:p>
          </table:table-cell>
          <table:table-cell office:value-type="float" office:value="1.32641" calcext:value-type="float">
            <text:p>1.32641</text:p>
          </table:table-cell>
          <table:table-cell office:value-type="float" office:value="0.827209999999999" calcext:value-type="float">
            <text:p>0.827209999999999</text:p>
          </table:table-cell>
          <table:table-cell office:value-type="float" office:value="0.77831" calcext:value-type="float">
            <text:p>0.77831</text:p>
          </table:table-cell>
          <table:table-cell office:value-type="float" office:value="-0.36268" calcext:value-type="float">
            <text:p>-0.36268</text:p>
          </table:table-cell>
          <table:table-cell office:value-type="float" office:value="1.14099" calcext:value-type="float">
            <text:p>1.14099</text:p>
          </table:table-cell>
          <table:table-cell office:value-type="float" office:value="0.262158762665049" calcext:value-type="float">
            <text:p>0.262158762665049</text:p>
          </table:table-cell>
          <table:table-cell office:value-type="float" office:value="0.40515640505401" calcext:value-type="float">
            <text:p>0.40515640505401</text:p>
          </table:table-cell>
          <table:table-cell office:value-type="float" office:value="0.142997642388962" calcext:value-type="float">
            <text:p>0.142997642388962</text:p>
          </table:table-cell>
          <table:table-cell office:value-type="float" office:value="0.913385826771654" calcext:value-type="float">
            <text:p>0.913385826771654</text:p>
          </table:table-cell>
          <table:table-cell office:value-type="float" office:value="1.3511250816968" calcext:value-type="float">
            <text:p>1.3511250816968</text:p>
          </table:table-cell>
          <table:table-cell office:value-type="float" office:value="0.43773925492515" calcext:value-type="float">
            <text:p>0.43773925492515</text:p>
          </table:table-cell>
          <table:table-cell office:value-type="float" office:value="1.48263230277477" calcext:value-type="float">
            <text:p>1.48263230277477</text:p>
          </table:table-cell>
        </table:table-row>
        <table:table-row table:style-name="ro1">
          <table:table-cell office:value-type="string" calcext:value-type="string">
            <text:p>LLLWALLTVLFILLLSLLILI</text:p>
          </table:table-cell>
          <table:table-cell office:value-type="float" office:value="-21.6267" calcext:value-type="float">
            <text:p>-21.6267</text:p>
          </table:table-cell>
          <table:table-cell office:value-type="float" office:value="-144.353" calcext:value-type="float">
            <text:p>-144.353</text:p>
          </table:table-cell>
          <table:table-cell office:value-type="float" office:value="28.4665" calcext:value-type="float">
            <text:p>28.4665</text:p>
          </table:table-cell>
          <table:table-cell office:value-type="float" office:value="17.3933" calcext:value-type="float">
            <text:p>17.3933</text:p>
          </table:table-cell>
          <table:table-cell office:value-type="float" office:value="9.33532" calcext:value-type="float">
            <text:p>9.33532</text:p>
          </table:table-cell>
          <table:table-cell office:value-type="float" office:value="11.9959" calcext:value-type="float">
            <text:p>11.9959</text:p>
          </table:table-cell>
          <table:table-cell office:value-type="float" office:value="10.9229" calcext:value-type="float">
            <text:p>10.9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76</text:p>
          </table:table-cell>
          <table:table-cell office:value-type="string" calcext:value-type="string">
            <text:p>Left</text:p>
          </table:table-cell>
          <table:table-cell office:value-type="float" office:value="-49.08" calcext:value-type="float">
            <text:p>-49.08</text:p>
          </table:table-cell>
          <table:table-cell office:value-type="float" office:value="7.3053" calcext:value-type="float">
            <text:p>7.3053</text:p>
          </table:table-cell>
          <table:table-cell office:value-type="float" office:value="20.148" calcext:value-type="float">
            <text:p>20.148</text:p>
          </table:table-cell>
          <table:table-cell office:value-type="float" office:value="-7.92489999999999" calcext:value-type="float">
            <text:p>-7.92489999999999</text:p>
          </table:table-cell>
          <table:table-cell office:value-type="float" office:value="-4.01629999999999" calcext:value-type="float">
            <text:p>-4.01629999999999</text:p>
          </table:table-cell>
          <table:table-cell office:value-type="float" office:value="-1.499" calcext:value-type="float">
            <text:p>-1.499</text:p>
          </table:table-cell>
          <table:table-cell office:value-type="float" office:value="-13.43993" calcext:value-type="float">
            <text:p>-13.43993</text:p>
          </table:table-cell>
          <table:table-cell office:value-type="float" office:value="-1.9265" calcext:value-type="float">
            <text:p>-1.9265</text:p>
          </table:table-cell>
          <table:table-cell office:value-type="float" office:value="-1010.15" calcext:value-type="float">
            <text:p>-1010.15</text:p>
          </table:table-cell>
          <table:table-cell office:value-type="float" office:value="6.3663" calcext:value-type="float">
            <text:p>6.3663</text:p>
          </table:table-cell>
          <table:table-cell office:value-type="float" office:value="-0.0949800000000014" calcext:value-type="float">
            <text:p>-0.094980000000001</text:p>
          </table:table-cell>
          <table:table-cell office:value-type="float" office:value="-1.2261" calcext:value-type="float">
            <text:p>-1.2261</text:p>
          </table:table-cell>
          <table:table-cell office:value-type="float" office:value="1.4966" calcext:value-type="float">
            <text:p>1.4966</text:p>
          </table:table-cell>
          <table:table-cell office:value-type="float" office:value="0.930300000000001" calcext:value-type="float">
            <text:p>0.930300000000001</text:p>
          </table:table-cell>
          <table:table-cell office:value-type="float" office:value="0.835319999999999" calcext:value-type="float">
            <text:p>0.835319999999999</text:p>
          </table:table-cell>
          <table:table-cell office:value-type="float" office:value="0.0949800000000014" calcext:value-type="float">
            <text:p>0.094980000000001</text:p>
          </table:table-cell>
          <table:table-cell office:value-type="float" office:value="0.0619399999999999" calcext:value-type="float">
            <text:p>0.06194</text:p>
          </table:table-cell>
          <table:table-cell office:value-type="float" office:value="-0.06067" calcext:value-type="float">
            <text:p>-0.06067</text:p>
          </table:table-cell>
          <table:table-cell office:value-type="float" office:value="0.12261" calcext:value-type="float">
            <text:p>0.12261</text:p>
          </table:table-cell>
          <table:table-cell office:value-type="float" office:value="0.142227784414485" calcext:value-type="float">
            <text:p>0.142227784414485</text:p>
          </table:table-cell>
          <table:table-cell office:value-type="float" office:value="0.222706385775957" calcext:value-type="float">
            <text:p>0.222706385775957</text:p>
          </table:table-cell>
          <table:table-cell office:value-type="float" office:value="0.080478601361473" calcext:value-type="float">
            <text:p>0.080478601361473</text:p>
          </table:table-cell>
          <table:table-cell office:value-type="float" office:value="0.771560175531418" calcext:value-type="float">
            <text:p>0.771560175531418</text:p>
          </table:table-cell>
          <table:table-cell office:value-type="float" office:value="1.00445053064019" calcext:value-type="float">
            <text:p>1.00445053064019</text:p>
          </table:table-cell>
          <table:table-cell office:value-type="float" office:value="0.232890355108774" calcext:value-type="float">
            <text:p>0.232890355108774</text:p>
          </table:table-cell>
          <table:table-cell office:value-type="float" office:value="0.291151395806013" calcext:value-type="float">
            <text:p>0.291151395806013</text:p>
          </table:table-cell>
        </table:table-row>
        <table:table-row table:style-name="ro1">
          <table:table-cell office:value-type="string" calcext:value-type="string">
            <text:p>LLLWTLLAVLFLLLISLLILI</text:p>
          </table:table-cell>
          <table:table-cell office:value-type="float" office:value="-21.4725" calcext:value-type="float">
            <text:p>-21.4725</text:p>
          </table:table-cell>
          <table:table-cell office:value-type="float" office:value="-146.841" calcext:value-type="float">
            <text:p>-146.841</text:p>
          </table:table-cell>
          <table:table-cell office:value-type="float" office:value="25.8848" calcext:value-type="float">
            <text:p>25.8848</text:p>
          </table:table-cell>
          <table:table-cell office:value-type="float" office:value="25.3632" calcext:value-type="float">
            <text:p>25.3632</text:p>
          </table:table-cell>
          <table:table-cell office:value-type="float" office:value="9.11278" calcext:value-type="float">
            <text:p>9.11278</text:p>
          </table:table-cell>
          <table:table-cell office:value-type="float" office:value="12.0206" calcext:value-type="float">
            <text:p>12.0206</text:p>
          </table:table-cell>
          <table:table-cell office:value-type="float" office:value="10.9089" calcext:value-type="float">
            <text:p>10.9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65</text:p>
          </table:table-cell>
          <table:table-cell office:value-type="string" calcext:value-type="string">
            <text:p>Left</text:p>
          </table:table-cell>
          <table:table-cell office:value-type="float" office:value="-46.1012" calcext:value-type="float">
            <text:p>-46.10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24.565" calcext:value-type="float">
            <text:p>24.565</text:p>
          </table:table-cell>
          <table:table-cell office:value-type="float" office:value="-2.37100000000001" calcext:value-type="float">
            <text:p>-2.371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1.81800000000001" calcext:value-type="float">
            <text:p>-1.81800000000001</text:p>
          </table:table-cell>
          <table:table-cell office:value-type="float" office:value="-4.188" calcext:value-type="float">
            <text:p>-4.188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-982.49" calcext:value-type="float">
            <text:p>-982.49</text:p>
          </table:table-cell>
          <table:table-cell office:value-type="float" office:value="1.9446" calcext:value-type="float">
            <text:p>1.9446</text:p>
          </table:table-cell>
          <table:table-cell office:value-type="float" office:value="-0.387219999999999" calcext:value-type="float">
            <text:p>-0.387219999999999</text:p>
          </table:table-cell>
          <table:table-cell office:value-type="float" office:value="0.304399999999998" calcext:value-type="float">
            <text:p>0.304399999999998</text:p>
          </table:table-cell>
          <table:table-cell office:value-type="float" office:value="1.2583" calcext:value-type="float">
            <text:p>1.2583</text:p>
          </table:table-cell>
          <table:table-cell office:value-type="float" office:value="1" calcext:value-type="float">
            <text:p>1</text:p>
          </table:table-cell>
          <table:table-cell office:value-type="float" office:value="0.612780000000001" calcext:value-type="float">
            <text:p>0.612780000000001</text:p>
          </table:table-cell>
          <table:table-cell office:value-type="float" office:value="0.387219999999999" calcext:value-type="float">
            <text:p>0.387219999999999</text:p>
          </table:table-cell>
          <table:table-cell office:value-type="float" office:value="0.70588" calcext:value-type="float">
            <text:p>0.70588</text:p>
          </table:table-cell>
          <table:table-cell office:value-type="float" office:value="0.73632" calcext:value-type="float">
            <text:p>0.73632</text:p>
          </table:table-cell>
          <table:table-cell office:value-type="float" office:value="0.0304399999999997" calcext:value-type="float">
            <text:p>0.03044</text:p>
          </table:table-cell>
          <table:table-cell office:value-type="float" office:value="0.165487861147455" calcext:value-type="float">
            <text:p>0.165487861147455</text:p>
          </table:table-cell>
          <table:table-cell office:value-type="float" office:value="0.190070222677311" calcext:value-type="float">
            <text:p>0.190070222677311</text:p>
          </table:table-cell>
          <table:table-cell office:value-type="float" office:value="0.0245823615298557" calcext:value-type="float">
            <text:p>0.024582361529856</text:p>
          </table:table-cell>
          <table:table-cell office:value-type="float" office:value="0.806464162335439" calcext:value-type="float">
            <text:p>0.806464162335439</text:p>
          </table:table-cell>
          <table:table-cell office:value-type="float" office:value="1.00227194920793" calcext:value-type="float">
            <text:p>1.00227194920793</text:p>
          </table:table-cell>
          <table:table-cell office:value-type="float" office:value="0.19580778687249" calcext:value-type="float">
            <text:p>0.19580778687249</text:p>
          </table:table-cell>
          <table:table-cell office:value-type="float" office:value="0.435672932253412" calcext:value-type="float">
            <text:p>0.435672932253412</text:p>
          </table:table-cell>
        </table:table-row>
        <table:table-row table:style-name="ro1">
          <table:table-cell office:value-type="string" calcext:value-type="string">
            <text:p>LLLWTLLFILAVLLLSLLILI</text:p>
          </table:table-cell>
          <table:table-cell office:value-type="float" office:value="-21.3079" calcext:value-type="float">
            <text:p>-21.3079</text:p>
          </table:table-cell>
          <table:table-cell office:value-type="float" office:value="-147.01" calcext:value-type="float">
            <text:p>-147.01</text:p>
          </table:table-cell>
          <table:table-cell office:value-type="float" office:value="27.7211" calcext:value-type="float">
            <text:p>27.7211</text:p>
          </table:table-cell>
          <table:table-cell office:value-type="float" office:value="21.8058" calcext:value-type="float">
            <text:p>21.8058</text:p>
          </table:table-cell>
          <table:table-cell office:value-type="float" office:value="9.17771" calcext:value-type="float">
            <text:p>9.17771</text:p>
          </table:table-cell>
          <table:table-cell office:value-type="float" office:value="12.2938" calcext:value-type="float">
            <text:p>12.2938</text:p>
          </table:table-cell>
          <table:table-cell office:value-type="float" office:value="11.2096" calcext:value-type="float">
            <text:p>11.2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170</text:p>
          </table:table-cell>
          <table:table-cell office:value-type="string" calcext:value-type="string">
            <text:p>Left</text:p>
          </table:table-cell>
          <table:table-cell office:value-type="float" office:value="-41.7927" calcext:value-type="float">
            <text:p>-41.7927</text:p>
          </table:table-cell>
          <table:table-cell office:value-type="float" office:value="0.061399999999999" calcext:value-type="float">
            <text:p>0.061399999999999</text:p>
          </table:table-cell>
          <table:table-cell office:value-type="float" office:value="20.424" calcext:value-type="float">
            <text:p>20.424</text:p>
          </table:table-cell>
          <table:table-cell office:value-type="float" office:value="-6.029" calcext:value-type="float">
            <text:p>-6.029</text:p>
          </table:table-cell>
          <table:table-cell office:value-type="float" office:value="0" calcext:value-type="float">
            <text:p>0</text:p>
          </table:table-cell>
          <table:table-cell office:value-type="float" office:value="-2.29199999999997" calcext:value-type="float">
            <text:p>-2.29199999999997</text:p>
          </table:table-cell>
          <table:table-cell office:value-type="float" office:value="-8.3211" calcext:value-type="float">
            <text:p>-8.3211</text:p>
          </table:table-cell>
          <table:table-cell office:value-type="float" office:value="-4.10343" calcext:value-type="float">
            <text:p>-4.10343</text:p>
          </table:table-cell>
          <table:table-cell office:value-type="float" office:value="-987.99" calcext:value-type="float">
            <text:p>-987.99</text:p>
          </table:table-cell>
          <table:table-cell office:value-type="float" office:value="9.1406" calcext:value-type="float">
            <text:p>9.1406</text:p>
          </table:table-cell>
          <table:table-cell office:value-type="float" office:value="-0.28659" calcext:value-type="float">
            <text:p>-0.28659</text:p>
          </table:table-cell>
          <table:table-cell office:value-type="float" office:value="1.0748" calcext:value-type="float">
            <text:p>1.0748</text:p>
          </table:table-cell>
          <table:table-cell office:value-type="float" office:value="1.3511" calcext:value-type="float">
            <text:p>1.3511</text:p>
          </table:table-cell>
          <table:table-cell office:value-type="float" office:value="0.9643" calcext:value-type="float">
            <text:p>0.9643</text:p>
          </table:table-cell>
          <table:table-cell office:value-type="float" office:value="0.677709999999999" calcext:value-type="float">
            <text:p>0.677709999999999</text:p>
          </table:table-cell>
          <table:table-cell office:value-type="float" office:value="0.28659" calcext:value-type="float">
            <text:p>0.28659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38058" calcext:value-type="float">
            <text:p>0.38058</text:p>
          </table:table-cell>
          <table:table-cell office:value-type="float" office:value="0.10748" calcext:value-type="float">
            <text:p>0.10748</text:p>
          </table:table-cell>
          <table:table-cell office:value-type="float" office:value="0.097734038720443" calcext:value-type="float">
            <text:p>0.097734038720443</text:p>
          </table:table-cell>
          <table:table-cell office:value-type="float" office:value="0.213283526429894" calcext:value-type="float">
            <text:p>0.213283526429894</text:p>
          </table:table-cell>
          <table:table-cell office:value-type="float" office:value="0.115549487709451" calcext:value-type="float">
            <text:p>0.115549487709451</text:p>
          </table:table-cell>
          <table:table-cell office:value-type="float" office:value="0.838816096604525" calcext:value-type="float">
            <text:p>0.838816096604525</text:p>
          </table:table-cell>
          <table:table-cell office:value-type="float" office:value="1.04906476611372" calcext:value-type="float">
            <text:p>1.04906476611372</text:p>
          </table:table-cell>
          <table:table-cell office:value-type="float" office:value="0.210248669509197" calcext:value-type="float">
            <text:p>0.210248669509197</text:p>
          </table:table-cell>
          <table:table-cell office:value-type="float" office:value="0.388898400151382" calcext:value-type="float">
            <text:p>0.388898400151382</text:p>
          </table:table-cell>
        </table:table-row>
        <table:table-row table:style-name="ro1">
          <table:table-cell office:value-type="string" calcext:value-type="string">
            <text:p>LLLWALLAVLFTLLISLLILI</text:p>
          </table:table-cell>
          <table:table-cell office:value-type="float" office:value="-20.6036" calcext:value-type="float">
            <text:p>-20.6036</text:p>
          </table:table-cell>
          <table:table-cell office:value-type="float" office:value="-145.241" calcext:value-type="float">
            <text:p>-145.241</text:p>
          </table:table-cell>
          <table:table-cell office:value-type="float" office:value="36.8083" calcext:value-type="float">
            <text:p>36.8083</text:p>
          </table:table-cell>
          <table:table-cell office:value-type="float" office:value="22.0659" calcext:value-type="float">
            <text:p>22.0659</text:p>
          </table:table-cell>
          <table:table-cell office:value-type="float" office:value="9.07838" calcext:value-type="float">
            <text:p>9.07838</text:p>
          </table:table-cell>
          <table:table-cell office:value-type="float" office:value="13.2553" calcext:value-type="float">
            <text:p>13.2553</text:p>
          </table:table-cell>
          <table:table-cell office:value-type="float" office:value="12.3074" calcext:value-type="float">
            <text:p>12.3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549</text:p>
          </table:table-cell>
          <table:table-cell office:value-type="string" calcext:value-type="string">
            <text:p>Left</text:p>
          </table:table-cell>
          <table:table-cell office:value-type="float" office:value="-41.3933" calcext:value-type="float">
            <text:p>-41.3933</text:p>
          </table:table-cell>
          <table:table-cell office:value-type="float" office:value="0.0608000000000004" calcext:value-type="float">
            <text:p>0.060800000000001</text:p>
          </table:table-cell>
          <table:table-cell office:value-type="float" office:value="20.729" calcext:value-type="float">
            <text:p>20.729</text:p>
          </table:table-cell>
          <table:table-cell office:value-type="float" office:value="-6.29730000000001" calcext:value-type="float">
            <text:p>-6.29730000000001</text:p>
          </table:table-cell>
          <table:table-cell office:value-type="float" office:value="0" calcext:value-type="float">
            <text:p>0</text:p>
          </table:table-cell>
          <table:table-cell office:value-type="float" office:value="-4.28399999999999" calcext:value-type="float">
            <text:p>-4.28399999999999</text:p>
          </table:table-cell>
          <table:table-cell office:value-type="float" office:value="-10.5812" calcext:value-type="float">
            <text:p>-10.5812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-904.08" calcext:value-type="float">
            <text:p>-904.08</text:p>
          </table:table-cell>
          <table:table-cell office:value-type="float" office:value="15.5704" calcext:value-type="float">
            <text:p>15.5704</text:p>
          </table:table-cell>
          <table:table-cell office:value-type="float" office:value="-0.24652" calcext:value-type="float">
            <text:p>-0.24652</text:p>
          </table:table-cell>
          <table:table-cell office:value-type="float" office:value="-5.9341" calcext:value-type="float">
            <text:p>-5.9341</text:p>
          </table:table-cell>
          <table:table-cell office:value-type="float" office:value="1.4753" calcext:value-type="float">
            <text:p>1.4753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78379999999999" calcext:value-type="float">
            <text:p>0.578379999999999</text:p>
          </table:table-cell>
          <table:table-cell office:value-type="float" office:value="0.24652" calcext:value-type="float">
            <text:p>0.24652</text:p>
          </table:table-cell>
          <table:table-cell office:value-type="float" office:value="1" calcext:value-type="float">
            <text:p>1</text:p>
          </table:table-cell>
          <table:table-cell office:value-type="float" office:value="0.40659" calcext:value-type="float">
            <text:p>0.40659</text:p>
          </table:table-cell>
          <table:table-cell office:value-type="float" office:value="0.59341" calcext:value-type="float">
            <text:p>0.59341</text:p>
          </table:table-cell>
          <table:table-cell office:value-type="float" office:value="0.131327151715115" calcext:value-type="float">
            <text:p>0.131327151715115</text:p>
          </table:table-cell>
          <table:table-cell office:value-type="float" office:value="0.328157966260247" calcext:value-type="float">
            <text:p>0.328157966260247</text:p>
          </table:table-cell>
          <table:table-cell office:value-type="float" office:value="0.196830814545133" calcext:value-type="float">
            <text:p>0.196830814545133</text:p>
          </table:table-cell>
          <table:table-cell office:value-type="float" office:value="0.99032087392238" calcext:value-type="float">
            <text:p>0.99032087392238</text:p>
          </table:table-cell>
          <table:table-cell office:value-type="float" office:value="1.21989667299493" calcext:value-type="float">
            <text:p>1.21989667299493</text:p>
          </table:table-cell>
          <table:table-cell office:value-type="float" office:value="0.229575799072547" calcext:value-type="float">
            <text:p>0.229575799072547</text:p>
          </table:table-cell>
          <table:table-cell office:value-type="float" office:value="0.710179523482829" calcext:value-type="float">
            <text:p>0.710179523482829</text:p>
          </table:table-cell>
        </table:table-row>
        <table:table-row table:style-name="ro1">
          <table:table-cell office:value-type="string" calcext:value-type="string">
            <text:p>LLLWTLLAILFVLLLSLLILI</text:p>
          </table:table-cell>
          <table:table-cell office:value-type="float" office:value="-20.4099" calcext:value-type="float">
            <text:p>-20.4099</text:p>
          </table:table-cell>
          <table:table-cell office:value-type="float" office:value="-142.128" calcext:value-type="float">
            <text:p>-142.128</text:p>
          </table:table-cell>
          <table:table-cell office:value-type="float" office:value="34.0845" calcext:value-type="float">
            <text:p>34.0845</text:p>
          </table:table-cell>
          <table:table-cell office:value-type="float" office:value="20.0623" calcext:value-type="float">
            <text:p>20.0623</text:p>
          </table:table-cell>
          <table:table-cell office:value-type="float" office:value="9.27707" calcext:value-type="float">
            <text:p>9.27707</text:p>
          </table:table-cell>
          <table:table-cell office:value-type="float" office:value="12.4206" calcext:value-type="float">
            <text:p>12.4206</text:p>
          </table:table-cell>
          <table:table-cell office:value-type="float" office:value="11.4319" calcext:value-type="float">
            <text:p>11.4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_596</text:p>
          </table:table-cell>
          <table:table-cell office:value-type="string" calcext:value-type="string">
            <text:p>Left</text:p>
          </table:table-cell>
          <table:table-cell office:value-type="float" office:value="-45.0542" calcext:value-type="float">
            <text:p>-45.0542</text:p>
          </table:table-cell>
          <table:table-cell office:value-type="float" office:value="0.0627999999999958" calcext:value-type="float">
            <text:p>0.062799999999996</text:p>
          </table:table-cell>
          <table:table-cell office:value-type="float" office:value="24.581" calcext:value-type="float">
            <text:p>24.581</text:p>
          </table:table-cell>
          <table:table-cell office:value-type="float" office:value="-4.6033" calcext:value-type="float">
            <text:p>-4.6033</text:p>
          </table:table-cell>
          <table:table-cell office:value-type="float" office:value="0" calcext:value-type="float">
            <text:p>0</text:p>
          </table:table-cell>
          <table:table-cell office:value-type="float" office:value="-3.87900000000002" calcext:value-type="float">
            <text:p>-3.87900000000002</text:p>
          </table:table-cell>
          <table:table-cell office:value-type="float" office:value="-8.4821" calcext:value-type="float">
            <text:p>-8.4821</text:p>
          </table:table-cell>
          <table:table-cell office:value-type="float" office:value="-4.53999" calcext:value-type="float">
            <text:p>-4.53999</text:p>
          </table:table-cell>
          <table:table-cell office:value-type="float" office:value="-1010.36" calcext:value-type="float">
            <text:p>-1010.36</text:p>
          </table:table-cell>
          <table:table-cell office:value-type="float" office:value="2.28" calcext:value-type="float">
            <text:p>2.28</text:p>
          </table:table-cell>
          <table:table-cell office:value-type="float" office:value="0.088470000000001" calcext:value-type="float">
            <text:p>0.088470000000001</text:p>
          </table:table-cell>
          <table:table-cell office:value-type="float" office:value="-2.8083" calcext:value-type="float">
            <text:p>-2.8083</text:p>
          </table:table-cell>
          <table:table-cell office:value-type="float" office:value="0.934600000000001" calcext:value-type="float">
            <text:p>0.934600000000001</text:p>
          </table:table-cell>
          <table:table-cell office:value-type="float" office:value="0.688599999999999" calcext:value-type="float">
            <text:p>0.688599999999999</text:p>
          </table:table-cell>
          <table:table-cell office:value-type="float" office:value="0.77707" calcext:value-type="float">
            <text:p>0.77707</text:p>
          </table:table-cell>
          <table:table-cell office:value-type="float" office:value="0.088470000000001" calcext:value-type="float">
            <text:p>0.088470000000001</text:p>
          </table:table-cell>
          <table:table-cell office:value-type="float" office:value="0.48706" calcext:value-type="float">
            <text:p>0.48706</text:p>
          </table:table-cell>
          <table:table-cell office:value-type="float" office:value="0.20623" calcext:value-type="float">
            <text:p>0.20623</text:p>
          </table:table-cell>
          <table:table-cell office:value-type="float" office:value="0.28083" calcext:value-type="float">
            <text:p>0.28083</text:p>
          </table:table-cell>
          <table:table-cell office:value-type="float" office:value="0.264903198892618" calcext:value-type="float">
            <text:p>0.264903198892618</text:p>
          </table:table-cell>
          <table:table-cell office:value-type="float" office:value="0.293725467887821" calcext:value-type="float">
            <text:p>0.293725467887821</text:p>
          </table:table-cell>
          <table:table-cell office:value-type="float" office:value="0.0288222689952026" calcext:value-type="float">
            <text:p>0.028822268995203</text:p>
          </table:table-cell>
          <table:table-cell office:value-type="float" office:value="0.938221655099437" calcext:value-type="float">
            <text:p>0.938221655099437</text:p>
          </table:table-cell>
          <table:table-cell office:value-type="float" office:value="1.08365752699885" calcext:value-type="float">
            <text:p>1.08365752699885</text:p>
          </table:table-cell>
          <table:table-cell office:value-type="float" office:value="0.145435871899412" calcext:value-type="float">
            <text:p>0.145435871899412</text:p>
          </table:table-cell>
          <table:table-cell office:value-type="float" office:value="0.329658529125479" calcext:value-type="float">
            <text:p>0.329658529125479</text:p>
          </table:table-cell>
        </table:table-row>
        <table:table-row table:style-name="ro1">
          <table:table-cell office:value-type="string" calcext:value-type="string">
            <text:p>LLLWTLLAVLFILLLSLLILI</text:p>
          </table:table-cell>
          <table:table-cell office:value-type="float" office:value="-20.38" calcext:value-type="float">
            <text:p>-20.38</text:p>
          </table:table-cell>
          <table:table-cell office:value-type="float" office:value="-142.957" calcext:value-type="float">
            <text:p>-142.957</text:p>
          </table:table-cell>
          <table:table-cell office:value-type="float" office:value="28.8898" calcext:value-type="float">
            <text:p>28.8898</text:p>
          </table:table-cell>
          <table:table-cell office:value-type="float" office:value="25.0197" calcext:value-type="float">
            <text:p>25.0197</text:p>
          </table:table-cell>
          <table:table-cell office:value-type="float" office:value="9.33749" calcext:value-type="float">
            <text:p>9.33749</text:p>
          </table:table-cell>
          <table:table-cell office:value-type="float" office:value="11.8436" calcext:value-type="float">
            <text:p>11.8436</text:p>
          </table:table-cell>
          <table:table-cell office:value-type="float" office:value="10.777" calcext:value-type="float">
            <text:p>10.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_523</text:p>
          </table:table-cell>
          <table:table-cell office:value-type="string" calcext:value-type="string">
            <text:p>Left</text:p>
          </table:table-cell>
          <table:table-cell office:value-type="float" office:value="-46.4023" calcext:value-type="float">
            <text:p>-46.4023</text:p>
          </table:table-cell>
          <table:table-cell office:value-type="float" office:value="0.0623999999999967" calcext:value-type="float">
            <text:p>0.062399999999997</text:p>
          </table:table-cell>
          <table:table-cell office:value-type="float" office:value="25.96" calcext:value-type="float">
            <text:p>25.96</text:p>
          </table:table-cell>
          <table:table-cell office:value-type="float" office:value="-5.18810000000001" calcext:value-type="float">
            <text:p>-5.1881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391999999999996" calcext:value-type="float">
            <text:p>-0.391999999999996</text:p>
          </table:table-cell>
          <table:table-cell office:value-type="float" office:value="-5.5799" calcext:value-type="float">
            <text:p>-5.5799</text:p>
          </table:table-cell>
          <table:table-cell office:value-type="float" office:value="3.31293" calcext:value-type="float">
            <text:p>3.31293</text:p>
          </table:table-cell>
          <table:table-cell office:value-type="float" office:value="-1014.42" calcext:value-type="float">
            <text:p>-1014.42</text:p>
          </table:table-cell>
          <table:table-cell office:value-type="float" office:value="-2.144" calcext:value-type="float">
            <text:p>-2.144</text:p>
          </table:table-cell>
          <table:table-cell office:value-type="float" office:value="0.231190000000002" calcext:value-type="float">
            <text:p>0.231190000000002</text:p>
          </table:table-cell>
          <table:table-cell office:value-type="float" office:value="-1.9697" calcext:value-type="float">
            <text:p>-1.9697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606299999999999" calcext:value-type="float">
            <text:p>0.606299999999999</text:p>
          </table:table-cell>
          <table:table-cell office:value-type="float" office:value="0.837490000000001" calcext:value-type="float">
            <text:p>0.837490000000001</text:p>
          </table:table-cell>
          <table:table-cell office:value-type="float" office:value="0.231190000000002" calcext:value-type="float">
            <text:p>0.231190000000002</text:p>
          </table:table-cell>
          <table:table-cell office:value-type="float" office:value="0.89894" calcext:value-type="float">
            <text:p>0.89894</text:p>
          </table:table-cell>
          <table:table-cell office:value-type="float" office:value="0.70197" calcext:value-type="float">
            <text:p>0.70197</text:p>
          </table:table-cell>
          <table:table-cell office:value-type="float" office:value="0.19697" calcext:value-type="float">
            <text:p>0.19697</text:p>
          </table:table-cell>
          <table:table-cell office:value-type="float" office:value="0.255160513491477" calcext:value-type="float">
            <text:p>0.255160513491477</text:p>
          </table:table-cell>
          <table:table-cell office:value-type="float" office:value="0.228057467559146" calcext:value-type="float">
            <text:p>0.228057467559146</text:p>
          </table:table-cell>
          <table:table-cell office:value-type="float" office:value="0.0271030459323309" calcext:value-type="float">
            <text:p>0.027103045932331</text:p>
          </table:table-cell>
          <table:table-cell office:value-type="float" office:value="0.90961999315303" calcext:value-type="float">
            <text:p>0.90961999315303</text:p>
          </table:table-cell>
          <table:table-cell office:value-type="float" office:value="0.981746599856836" calcext:value-type="float">
            <text:p>0.981746599856836</text:p>
          </table:table-cell>
          <table:table-cell office:value-type="float" office:value="0.0721266067038063" calcext:value-type="float">
            <text:p>0.072126606703806</text:p>
          </table:table-cell>
          <table:table-cell office:value-type="float" office:value="0.313341378520961" calcext:value-type="float">
            <text:p>0.313341378520961</text:p>
          </table:table-cell>
        </table:table-row>
        <table:table-row table:style-name="ro1">
          <table:table-cell office:value-type="string" calcext:value-type="string">
            <text:p>LLLWTLLFVLAILLLSLLILI</text:p>
          </table:table-cell>
          <table:table-cell office:value-type="float" office:value="-20.1732" calcext:value-type="float">
            <text:p>-20.1732</text:p>
          </table:table-cell>
          <table:table-cell office:value-type="float" office:value="-148.202" calcext:value-type="float">
            <text:p>-148.202</text:p>
          </table:table-cell>
          <table:table-cell office:value-type="float" office:value="16.6004" calcext:value-type="float">
            <text:p>16.6004</text:p>
          </table:table-cell>
          <table:table-cell office:value-type="float" office:value="20.2662" calcext:value-type="float">
            <text:p>20.2662</text:p>
          </table:table-cell>
          <table:table-cell office:value-type="float" office:value="9.02959" calcext:value-type="float">
            <text:p>9.02959</text:p>
          </table:table-cell>
          <table:table-cell office:value-type="float" office:value="10.9714" calcext:value-type="float">
            <text:p>10.9714</text:p>
          </table:table-cell>
          <table:table-cell office:value-type="float" office:value="9.72042" calcext:value-type="float">
            <text:p>9.72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156</text:p>
          </table:table-cell>
          <table:table-cell office:value-type="string" calcext:value-type="string">
            <text:p>Left</text:p>
          </table:table-cell>
          <table:table-cell office:value-type="float" office:value="-44.1907" calcext:value-type="float">
            <text:p>-44.1907</text:p>
          </table:table-cell>
          <table:table-cell office:value-type="float" office:value="0.0609999999999999" calcext:value-type="float">
            <text:p>0.061</text:p>
          </table:table-cell>
          <table:table-cell office:value-type="float" office:value="23.957" calcext:value-type="float">
            <text:p>23.957</text:p>
          </table:table-cell>
          <table:table-cell office:value-type="float" office:value="-10.9312" calcext:value-type="float">
            <text:p>-10.9312</text:p>
          </table:table-cell>
          <table:table-cell office:value-type="float" office:value="0" calcext:value-type="float">
            <text:p>0</text:p>
          </table:table-cell>
          <table:table-cell office:value-type="float" office:value="3.959" calcext:value-type="float">
            <text:p>3.959</text:p>
          </table:table-cell>
          <table:table-cell office:value-type="float" office:value="-6.9724" calcext:value-type="float">
            <text:p>-6.9724</text:p>
          </table:table-cell>
          <table:table-cell office:value-type="float" office:value="-4.53999" calcext:value-type="float">
            <text:p>-4.53999</text:p>
          </table:table-cell>
          <table:table-cell office:value-type="float" office:value="-1110.46" calcext:value-type="float">
            <text:p>-1110.46</text:p>
          </table:table-cell>
          <table:table-cell office:value-type="float" office:value="-4.2034" calcext:value-type="float">
            <text:p>-4.2034</text:p>
          </table:table-cell>
          <table:table-cell office:value-type="float" office:value="-0.470409999999999" calcext:value-type="float">
            <text:p>-0.470409999999999</text:p>
          </table:table-cell>
          <table:table-cell office:value-type="float" office:value="-2.7693" calcext:value-type="float">
            <text:p>-2.7693</text:p>
          </table:table-cell>
          <table:table-cell office:value-type="float" office:value="0.0702200000000008" calcext:value-type="float">
            <text:p>0.07022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529590000000001" calcext:value-type="float">
            <text:p>0.529590000000001</text:p>
          </table:table-cell>
          <table:table-cell office:value-type="float" office:value="0.470409999999999" calcext:value-type="float">
            <text:p>0.470409999999999</text:p>
          </table:table-cell>
          <table:table-cell office:value-type="float" office:value="0.50355" calcext:value-type="float">
            <text:p>0.50355</text:p>
          </table:table-cell>
          <table:table-cell office:value-type="float" office:value="0.22662" calcext:value-type="float">
            <text:p>0.22662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0.125839543394581" calcext:value-type="float">
            <text:p>0.125839543394581</text:p>
          </table:table-cell>
          <table:table-cell office:value-type="float" office:value="0.0727029094057935" calcext:value-type="float">
            <text:p>0.072702909405794</text:p>
          </table:table-cell>
          <table:table-cell office:value-type="float" office:value="0.0531366339887871" calcext:value-type="float">
            <text:p>0.053136633988787</text:p>
          </table:table-cell>
          <table:table-cell office:value-type="float" office:value="0.80640191715166" calcext:value-type="float">
            <text:p>0.80640191715166</text:p>
          </table:table-cell>
          <table:table-cell office:value-type="float" office:value="0.817329059164047" calcext:value-type="float">
            <text:p>0.817329059164047</text:p>
          </table:table-cell>
          <table:table-cell office:value-type="float" office:value="0.010927142012387" calcext:value-type="float">
            <text:p>0.010927142012387</text:p>
          </table:table-cell>
          <table:table-cell office:value-type="float" office:value="0.548560568491955" calcext:value-type="float">
            <text:p>0.548560568491955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GA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geometryNumber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Entropy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startXShift_norm</text:p>
          </table:table-cell>
          <table:table-cell office:value-type="string" calcext:value-type="string">
            <text:p>endXShift_norm</text:p>
          </table:table-cell>
          <table:table-cell office:value-type="string" calcext:value-type="string">
            <text:p>xShift_dist</text:p>
          </table:table-cell>
          <table:table-cell office:value-type="string" calcext:value-type="string">
            <text:p>startCrossingAngle_norm</text:p>
          </table:table-cell>
          <table:table-cell office:value-type="string" calcext:value-type="string">
            <text:p>endCrossingAngle_norm</text:p>
          </table:table-cell>
          <table:table-cell office:value-type="string" calcext:value-type="string">
            <text:p>crossingAngle_dist</text:p>
          </table:table-cell>
          <table:table-cell office:value-type="string" calcext:value-type="string">
            <text:p>startAxialRotationPrime_norm</text:p>
          </table:table-cell>
          <table:table-cell office:value-type="string" calcext:value-type="string">
            <text:p>endAxialRotationPrime_norm</text:p>
          </table:table-cell>
          <table:table-cell office:value-type="string" calcext:value-type="string">
            <text:p>axialRotationPrime_dist</text:p>
          </table:table-cell>
          <table:table-cell office:value-type="string" calcext:value-type="string">
            <text:p>startZShiftPrime_norm</text:p>
          </table:table-cell>
          <table:table-cell office:value-type="string" calcext:value-type="string">
            <text:p>endZShiftPrime_norm</text:p>
          </table:table-cell>
          <table:table-cell office:value-type="string" calcext:value-type="string">
            <text:p>zShiftPrime_dist</text:p>
          </table:table-cell>
          <table:table-cell office:value-type="string" calcext:value-type="string">
            <text:p>GeometricDistance</text:p>
          </table:table-cell>
        </table:table-row>
        <table:table-row table:style-name="ro1">
          <table:table-cell office:value-type="string" calcext:value-type="string">
            <text:p>LLLAFLLGTLLGILLGVLILI</text:p>
          </table:table-cell>
          <table:table-cell office:value-type="float" office:value="-46.5725" calcext:value-type="float">
            <text:p>-46.5725</text:p>
          </table:table-cell>
          <table:table-cell office:value-type="float" office:value="-102.955" calcext:value-type="float">
            <text:p>-102.955</text:p>
          </table:table-cell>
          <table:table-cell office:value-type="float" office:value="53.7951" calcext:value-type="float">
            <text:p>53.7951</text:p>
          </table:table-cell>
          <table:table-cell office:value-type="float" office:value="-34.6885" calcext:value-type="float">
            <text:p>-34.6885</text:p>
          </table:table-cell>
          <table:table-cell office:value-type="float" office:value="6.28106" calcext:value-type="float">
            <text:p>6.28106</text:p>
          </table:table-cell>
          <table:table-cell office:value-type="float" office:value="9.20558" calcext:value-type="float">
            <text:p>9.20558</text:p>
          </table:table-cell>
          <table:table-cell office:value-type="float" office:value="8.5125" calcext:value-type="float">
            <text:p>8.5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70</text:p>
          </table:table-cell>
          <table:table-cell office:value-type="string" calcext:value-type="string">
            <text:p>GAS</text:p>
          </table:table-cell>
          <table:table-cell office:value-type="float" office:value="-45.0746" calcext:value-type="float">
            <text:p>-45.0746</text:p>
          </table:table-cell>
          <table:table-cell office:value-type="float" office:value="-11.7697" calcext:value-type="float">
            <text:p>-11.7697</text:p>
          </table:table-cell>
          <table:table-cell office:value-type="float" office:value="10.271" calcext:value-type="float">
            <text:p>10.271</text:p>
          </table:table-cell>
          <table:table-cell office:value-type="float" office:value="-4.28529999999999" calcext:value-type="float">
            <text:p>-4.28529999999999</text:p>
          </table:table-cell>
          <table:table-cell office:value-type="float" office:value="-1.8331" calcext:value-type="float">
            <text:p>-1.8331</text:p>
          </table:table-cell>
          <table:table-cell office:value-type="float" office:value="1.26900000000001" calcext:value-type="float">
            <text:p>1.26900000000001</text:p>
          </table:table-cell>
          <table:table-cell office:value-type="float" office:value="-4.8491" calcext:value-type="float">
            <text:p>-4.8491</text:p>
          </table:table-cell>
          <table:table-cell office:value-type="float" office:value="-3.21187" calcext:value-type="float">
            <text:p>-3.21187</text:p>
          </table:table-cell>
          <table:table-cell office:value-type="float" office:value="-999.75" calcext:value-type="float">
            <text:p>-999.75</text:p>
          </table:table-cell>
          <table:table-cell office:value-type="float" office:value="3.5932" calcext:value-type="float">
            <text:p>3.5932</text:p>
          </table:table-cell>
          <table:table-cell office:value-type="float" office:value="-0.44364" calcext:value-type="float">
            <text:p>-0.44364</text:p>
          </table:table-cell>
          <table:table-cell office:value-type="float" office:value="3.805" calcext:value-type="float">
            <text:p>3.805</text:p>
          </table:table-cell>
          <table:table-cell office:value-type="float" office:value="2.7682" calcext:value-type="float">
            <text:p>2.7682</text:p>
          </table:table-cell>
          <table:table-cell office:value-type="float" office:value="0.2247" calcext:value-type="float">
            <text:p>0.2247</text:p>
          </table:table-cell>
          <table:table-cell office:value-type="float" office:value="-0.21894" calcext:value-type="float">
            <text:p>-0.21894</text:p>
          </table:table-cell>
          <table:table-cell office:value-type="float" office:value="0.44364" calcext:value-type="float">
            <text:p>0.44364</text:p>
          </table:table-cell>
          <table:table-cell office:value-type="float" office:value="0.65065" calcext:value-type="float">
            <text:p>0.65065</text:p>
          </table:table-cell>
          <table:table-cell office:value-type="float" office:value="1.03115" calcext:value-type="float">
            <text:p>1.03115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494142485761943" calcext:value-type="float">
            <text:p>0.494142485761943</text:p>
          </table:table-cell>
          <table:table-cell office:value-type="float" office:value="0.548137406644928" calcext:value-type="float">
            <text:p>0.548137406644928</text:p>
          </table:table-cell>
          <table:table-cell office:value-type="float" office:value="0.053994920882985" calcext:value-type="float">
            <text:p>0.053994920882985</text:p>
          </table:table-cell>
          <table:table-cell office:value-type="float" office:value="0.959637172916105" calcext:value-type="float">
            <text:p>0.959637172916105</text:p>
          </table:table-cell>
          <table:table-cell office:value-type="float" office:value="1.42635554356623" calcext:value-type="float">
            <text:p>1.42635554356623</text:p>
          </table:table-cell>
          <table:table-cell office:value-type="float" office:value="0.466718370650121" calcext:value-type="float">
            <text:p>0.466718370650121</text:p>
          </table:table-cell>
          <table:table-cell office:value-type="float" office:value="0.749892117963287" calcext:value-type="float">
            <text:p>0.749892117963287</text:p>
          </table:table-cell>
        </table:table-row>
        <table:table-row table:style-name="ro1">
          <table:table-cell office:value-type="string" calcext:value-type="string">
            <text:p>LLLAVLLGILLGFLLSTLILI</text:p>
          </table:table-cell>
          <table:table-cell office:value-type="float" office:value="-43.5234" calcext:value-type="float">
            <text:p>-43.5234</text:p>
          </table:table-cell>
          <table:table-cell office:value-type="float" office:value="-99.0049" calcext:value-type="float">
            <text:p>-99.0049</text:p>
          </table:table-cell>
          <table:table-cell office:value-type="float" office:value="52.6629" calcext:value-type="float">
            <text:p>52.6629</text:p>
          </table:table-cell>
          <table:table-cell office:value-type="float" office:value="-42.3996" calcext:value-type="float">
            <text:p>-42.3996</text:p>
          </table:table-cell>
          <table:table-cell office:value-type="float" office:value="6.31744" calcext:value-type="float">
            <text:p>6.31744</text:p>
          </table:table-cell>
          <table:table-cell office:value-type="float" office:value="8.46023" calcext:value-type="float">
            <text:p>8.46023</text:p>
          </table:table-cell>
          <table:table-cell office:value-type="float" office:value="7.75017" calcext:value-type="float">
            <text:p>7.75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74</text:p>
          </table:table-cell>
          <table:table-cell office:value-type="string" calcext:value-type="string">
            <text:p>GAS</text:p>
          </table:table-cell>
          <table:table-cell office:value-type="float" office:value="-39.2231" calcext:value-type="float">
            <text:p>-39.2231</text:p>
          </table:table-cell>
          <table:table-cell office:value-type="float" office:value="-9.88039999999999" calcext:value-type="float">
            <text:p>-9.88039999999999</text:p>
          </table:table-cell>
          <table:table-cell office:value-type="float" office:value="5.57999999999998" calcext:value-type="float">
            <text:p>5.57999999999998</text:p>
          </table:table-cell>
          <table:table-cell office:value-type="float" office:value="-2.5548" calcext:value-type="float">
            <text:p>-2.5548</text:p>
          </table:table-cell>
          <table:table-cell office:value-type="float" office:value="-0.191699999999997" calcext:value-type="float">
            <text:p>-0.191699999999997</text:p>
          </table:table-cell>
          <table:table-cell office:value-type="float" office:value="-1.25" calcext:value-type="float">
            <text:p>-1.25</text:p>
          </table:table-cell>
          <table:table-cell office:value-type="float" office:value="-3.99610000000001" calcext:value-type="float">
            <text:p>-3.99610000000001</text:p>
          </table:table-cell>
          <table:table-cell office:value-type="float" office:value="-1.76318" calcext:value-type="float">
            <text:p>-1.76318</text:p>
          </table:table-cell>
          <table:table-cell office:value-type="float" office:value="-877.57" calcext:value-type="float">
            <text:p>-877.57</text:p>
          </table:table-cell>
          <table:table-cell office:value-type="float" office:value="17.6979" calcext:value-type="float">
            <text:p>17.6979</text:p>
          </table:table-cell>
          <table:table-cell office:value-type="float" office:value="-0.686059999999999" calcext:value-type="float">
            <text:p>-0.686059999999999</text:p>
          </table:table-cell>
          <table:table-cell office:value-type="float" office:value="-2.7497" calcext:value-type="float">
            <text:p>-2.7497</text:p>
          </table:table-cell>
          <table:table-cell office:value-type="float" office:value="3.00777" calcext:value-type="float">
            <text:p>3.00777</text:p>
          </table:table-cell>
          <table:table-cell office:value-type="float" office:value="0.5035" calcext:value-type="float">
            <text:p>0.5035</text:p>
          </table:table-cell>
          <table:table-cell office:value-type="float" office:value="-0.18256" calcext:value-type="float">
            <text:p>-0.18256</text:p>
          </table:table-cell>
          <table:table-cell office:value-type="float" office:value="0.686059999999999" calcext:value-type="float">
            <text:p>0.686059999999999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26004" calcext:value-type="float">
            <text:p>0.26004</text:p>
          </table:table-cell>
          <table:table-cell office:value-type="float" office:value="0.27497" calcext:value-type="float">
            <text:p>0.27497</text:p>
          </table:table-cell>
          <table:table-cell office:value-type="float" office:value="0.265177994500128" calcext:value-type="float">
            <text:p>0.265177994500128</text:p>
          </table:table-cell>
          <table:table-cell office:value-type="float" office:value="0.531123867341879" calcext:value-type="float">
            <text:p>0.531123867341879</text:p>
          </table:table-cell>
          <table:table-cell office:value-type="float" office:value="0.265945872841751" calcext:value-type="float">
            <text:p>0.265945872841751</text:p>
          </table:table-cell>
          <table:table-cell office:value-type="float" office:value="0.790716886970596" calcext:value-type="float">
            <text:p>0.790716886970596</text:p>
          </table:table-cell>
          <table:table-cell office:value-type="float" office:value="1.29782674669544" calcext:value-type="float">
            <text:p>1.29782674669544</text:p>
          </table:table-cell>
          <table:table-cell office:value-type="float" office:value="0.507109859724845" calcext:value-type="float">
            <text:p>0.507109859724845</text:p>
          </table:table-cell>
          <table:table-cell office:value-type="float" office:value="0.934972963037815" calcext:value-type="float">
            <text:p>0.934972963037815</text:p>
          </table:table-cell>
        </table:table-row>
        <table:table-row table:style-name="ro1">
          <table:table-cell office:value-type="string" calcext:value-type="string">
            <text:p>LLLAFLLGVLLGILLGTLILI</text:p>
          </table:table-cell>
          <table:table-cell office:value-type="float" office:value="-42.7509" calcext:value-type="float">
            <text:p>-42.7509</text:p>
          </table:table-cell>
          <table:table-cell office:value-type="float" office:value="-88.7703" calcext:value-type="float">
            <text:p>-88.7703</text:p>
          </table:table-cell>
          <table:table-cell office:value-type="float" office:value="48.6751" calcext:value-type="float">
            <text:p>48.6751</text:p>
          </table:table-cell>
          <table:table-cell office:value-type="float" office:value="-32.4121" calcext:value-type="float">
            <text:p>-32.4121</text:p>
          </table:table-cell>
          <table:table-cell office:value-type="float" office:value="6.48562" calcext:value-type="float">
            <text:p>6.48562</text:p>
          </table:table-cell>
          <table:table-cell office:value-type="float" office:value="6.38668" calcext:value-type="float">
            <text:p>6.38668</text:p>
          </table:table-cell>
          <table:table-cell office:value-type="float" office:value="5.6168" calcext:value-type="float">
            <text:p>5.6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98</text:p>
          </table:table-cell>
          <table:table-cell office:value-type="string" calcext:value-type="string">
            <text:p>GAS</text:p>
          </table:table-cell>
          <table:table-cell office:value-type="float" office:value="-43.6474" calcext:value-type="float">
            <text:p>-43.6474</text:p>
          </table:table-cell>
          <table:table-cell office:value-type="float" office:value="-14.0698" calcext:value-type="float">
            <text:p>-14.0698</text:p>
          </table:table-cell>
          <table:table-cell office:value-type="float" office:value="14.967" calcext:value-type="float">
            <text:p>14.967</text:p>
          </table:table-cell>
          <table:table-cell office:value-type="float" office:value="0.7547" calcext:value-type="float">
            <text:p>0.7547</text:p>
          </table:table-cell>
          <table:table-cell office:value-type="float" office:value="-0.406299999999987" calcext:value-type="float">
            <text:p>-0.406299999999987</text:p>
          </table:table-cell>
          <table:table-cell office:value-type="float" office:value="-2.06100000000001" calcext:value-type="float">
            <text:p>-2.06100000000001</text:p>
          </table:table-cell>
          <table:table-cell office:value-type="float" office:value="-1.713" calcext:value-type="float">
            <text:p>-1.713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-1084.52" calcext:value-type="float">
            <text:p>-1084.52</text:p>
          </table:table-cell>
          <table:table-cell office:value-type="float" office:value="-4.5141" calcext:value-type="float">
            <text:p>-4.5141</text:p>
          </table:table-cell>
          <table:table-cell office:value-type="float" office:value="-0.0251799999999998" calcext:value-type="float">
            <text:p>-0.02518</text:p>
          </table:table-cell>
          <table:table-cell office:value-type="float" office:value="2.7031" calcext:value-type="float">
            <text:p>2.7031</text:p>
          </table:table-cell>
          <table:table-cell office:value-type="float" office:value="1.5676" calcext:value-type="float">
            <text:p>1.5676</text:p>
          </table:table-cell>
          <table:table-cell office:value-type="float" office:value="0.0107999999999997" calcext:value-type="float">
            <text:p>0.0108</text:p>
          </table:table-cell>
          <table:table-cell office:value-type="float" office:value="-0.0143800000000001" calcext:value-type="float">
            <text:p>-0.01438</text:p>
          </table:table-cell>
          <table:table-cell office:value-type="float" office:value="0.0251799999999998" calcext:value-type="float">
            <text:p>0.02518</text:p>
          </table:table-cell>
          <table:table-cell office:value-type="float" office:value="0.98848" calcext:value-type="float">
            <text:p>0.98848</text:p>
          </table:table-cell>
          <table:table-cell office:value-type="float" office:value="1.25879" calcext:value-type="float">
            <text:p>1.25879</text:p>
          </table:table-cell>
          <table:table-cell office:value-type="float" office:value="0.27031" calcext:value-type="float">
            <text:p>0.27031</text:p>
          </table:table-cell>
          <table:table-cell office:value-type="float" office:value="0.539032563451395" calcext:value-type="float">
            <text:p>0.539032563451395</text:p>
          </table:table-cell>
          <table:table-cell office:value-type="float" office:value="0.471199302748434" calcext:value-type="float">
            <text:p>0.471199302748434</text:p>
          </table:table-cell>
          <table:table-cell office:value-type="float" office:value="0.0678332607029617" calcext:value-type="float">
            <text:p>0.067833260702962</text:p>
          </table:table-cell>
          <table:table-cell office:value-type="float" office:value="0.673843404370111" calcext:value-type="float">
            <text:p>0.673843404370111</text:p>
          </table:table-cell>
          <table:table-cell office:value-type="float" office:value="0.938140679794982" calcext:value-type="float">
            <text:p>0.938140679794982</text:p>
          </table:table-cell>
          <table:table-cell office:value-type="float" office:value="0.264297275424872" calcext:value-type="float">
            <text:p>0.264297275424872</text:p>
          </table:table-cell>
          <table:table-cell office:value-type="float" office:value="0.384910287670525" calcext:value-type="float">
            <text:p>0.384910287670525</text:p>
          </table:table-cell>
        </table:table-row>
        <table:table-row table:style-name="ro1">
          <table:table-cell office:value-type="string" calcext:value-type="string">
            <text:p>LLLAFLLGVLLGTLLGYLILI</text:p>
          </table:table-cell>
          <table:table-cell office:value-type="float" office:value="-40.5565" calcext:value-type="float">
            <text:p>-40.5565</text:p>
          </table:table-cell>
          <table:table-cell office:value-type="float" office:value="-92.4727" calcext:value-type="float">
            <text:p>-92.4727</text:p>
          </table:table-cell>
          <table:table-cell office:value-type="float" office:value="47.8737" calcext:value-type="float">
            <text:p>47.8737</text:p>
          </table:table-cell>
          <table:table-cell office:value-type="float" office:value="-32.3707" calcext:value-type="float">
            <text:p>-32.3707</text:p>
          </table:table-cell>
          <table:table-cell office:value-type="float" office:value="6.4656" calcext:value-type="float">
            <text:p>6.4656</text:p>
          </table:table-cell>
          <table:table-cell office:value-type="float" office:value="6.83386" calcext:value-type="float">
            <text:p>6.83386</text:p>
          </table:table-cell>
          <table:table-cell office:value-type="float" office:value="6.05196" calcext:value-type="float">
            <text:p>6.05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42</text:p>
          </table:table-cell>
          <table:table-cell office:value-type="string" calcext:value-type="string">
            <text:p>GAS</text:p>
          </table:table-cell>
          <table:table-cell office:value-type="float" office:value="-43.0606" calcext:value-type="float">
            <text:p>-43.0606</text:p>
          </table:table-cell>
          <table:table-cell office:value-type="float" office:value="-12.5926" calcext:value-type="float">
            <text:p>-12.5926</text:p>
          </table:table-cell>
          <table:table-cell office:value-type="float" office:value="15.097" calcext:value-type="float">
            <text:p>15.097</text:p>
          </table:table-cell>
          <table:table-cell office:value-type="float" office:value="-0.763000000000005" calcext:value-type="float">
            <text:p>-0.763000000000005</text:p>
          </table:table-cell>
          <table:table-cell office:value-type="float" office:value="-0.984499999999997" calcext:value-type="float">
            <text:p>-0.984499999999997</text:p>
          </table:table-cell>
          <table:table-cell office:value-type="float" office:value="-1.55599999999998" calcext:value-type="float">
            <text:p>-1.55599999999998</text:p>
          </table:table-cell>
          <table:table-cell office:value-type="float" office:value="-3.3038" calcext:value-type="float">
            <text:p>-3.3038</text:p>
          </table:table-cell>
          <table:table-cell office:value-type="float" office:value="-3.31293" calcext:value-type="float">
            <text:p>-3.31293</text:p>
          </table:table-cell>
          <table:table-cell office:value-type="float" office:value="-1067.66" calcext:value-type="float">
            <text:p>-1067.66</text:p>
          </table:table-cell>
          <table:table-cell office:value-type="float" office:value="10.5952" calcext:value-type="float">
            <text:p>10.5952</text:p>
          </table:table-cell>
          <table:table-cell office:value-type="float" office:value="-0.4348" calcext:value-type="float">
            <text:p>-0.4348</text:p>
          </table:table-cell>
          <table:table-cell office:value-type="float" office:value="4.0221" calcext:value-type="float">
            <text:p>4.022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0.4004" calcext:value-type="float">
            <text:p>0.4004</text:p>
          </table:table-cell>
          <table:table-cell office:value-type="float" office:value="-0.0343999999999998" calcext:value-type="float">
            <text:p>-0.0344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86072" calcext:value-type="float">
            <text:p>0.86072</text:p>
          </table:table-cell>
          <table:table-cell office:value-type="float" office:value="1.26293" calcext:value-type="float">
            <text:p>1.26293</text:p>
          </table:table-cell>
          <table:table-cell office:value-type="float" office:value="0.40221" calcext:value-type="float">
            <text:p>0.40221</text:p>
          </table:table-cell>
          <table:table-cell office:value-type="float" office:value="0.299942897501014" calcext:value-type="float">
            <text:p>0.299942897501014</text:p>
          </table:table-cell>
          <table:table-cell office:value-type="float" office:value="0.459156686251822" calcext:value-type="float">
            <text:p>0.459156686251822</text:p>
          </table:table-cell>
          <table:table-cell office:value-type="float" office:value="0.159213788750808" calcext:value-type="float">
            <text:p>0.159213788750808</text:p>
          </table:table-cell>
          <table:table-cell office:value-type="float" office:value="0.68753371998921" calcext:value-type="float">
            <text:p>0.68753371998921</text:p>
          </table:table-cell>
          <table:table-cell office:value-type="float" office:value="1.01150863231724" calcext:value-type="float">
            <text:p>1.01150863231724</text:p>
          </table:table-cell>
          <table:table-cell office:value-type="float" office:value="0.323974912328028" calcext:value-type="float">
            <text:p>0.323974912328028</text:p>
          </table:table-cell>
          <table:table-cell office:value-type="float" office:value="0.693637296031824" calcext:value-type="float">
            <text:p>0.693637296031824</text:p>
          </table:table-cell>
        </table:table-row>
        <table:table-row table:style-name="ro1">
          <table:table-cell office:value-type="string" calcext:value-type="string">
            <text:p>LLLAFLLGTLLGVLLSILILI</text:p>
          </table:table-cell>
          <table:table-cell office:value-type="float" office:value="-39.9759" calcext:value-type="float">
            <text:p>-39.9759</text:p>
          </table:table-cell>
          <table:table-cell office:value-type="float" office:value="-101.727" calcext:value-type="float">
            <text:p>-101.727</text:p>
          </table:table-cell>
          <table:table-cell office:value-type="float" office:value="53.9682" calcext:value-type="float">
            <text:p>53.9682</text:p>
          </table:table-cell>
          <table:table-cell office:value-type="float" office:value="-36.9784" calcext:value-type="float">
            <text:p>-36.9784</text:p>
          </table:table-cell>
          <table:table-cell office:value-type="float" office:value="6.59065" calcext:value-type="float">
            <text:p>6.59065</text:p>
          </table:table-cell>
          <table:table-cell office:value-type="float" office:value="9.04471" calcext:value-type="float">
            <text:p>9.04471</text:p>
          </table:table-cell>
          <table:table-cell office:value-type="float" office:value="8.35424" calcext:value-type="float">
            <text:p>8.35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143</text:p>
          </table:table-cell>
          <table:table-cell office:value-type="string" calcext:value-type="string">
            <text:p>GAS</text:p>
          </table:table-cell>
          <table:table-cell office:value-type="float" office:value="-41.4303" calcext:value-type="float">
            <text:p>-41.4303</text:p>
          </table:table-cell>
          <table:table-cell office:value-type="float" office:value="-9.9783" calcext:value-type="float">
            <text:p>-9.9783</text:p>
          </table:table-cell>
          <table:table-cell office:value-type="float" office:value="11.433" calcext:value-type="float">
            <text:p>11.433</text:p>
          </table:table-cell>
          <table:table-cell office:value-type="float" office:value="-1.81660000000001" calcext:value-type="float">
            <text:p>-1.81660000000001</text:p>
          </table:table-cell>
          <table:table-cell office:value-type="float" office:value="-0.98830000000001" calcext:value-type="float">
            <text:p>-0.98830000000001</text:p>
          </table:table-cell>
          <table:table-cell office:value-type="float" office:value="-0.443000000000012" calcext:value-type="float">
            <text:p>-0.443000000000012</text:p>
          </table:table-cell>
          <table:table-cell office:value-type="float" office:value="-3.2482" calcext:value-type="float">
            <text:p>-3.2482</text:p>
          </table:table-cell>
          <table:table-cell office:value-type="float" office:value="-0.81151" calcext:value-type="float">
            <text:p>-0.81151</text:p>
          </table:table-cell>
          <table:table-cell office:value-type="float" office:value="-900.09" calcext:value-type="float">
            <text:p>-900.09</text:p>
          </table:table-cell>
          <table:table-cell office:value-type="float" office:value="19.2542" calcext:value-type="float">
            <text:p>19.2542</text:p>
          </table:table-cell>
          <table:table-cell office:value-type="float" office:value="-0.33225" calcext:value-type="float">
            <text:p>-0.33225</text:p>
          </table:table-cell>
          <table:table-cell office:value-type="float" office:value="-1.9784" calcext:value-type="float">
            <text:p>-1.9784</text:p>
          </table:table-cell>
          <table:table-cell office:value-type="float" office:value="2.83794" calcext:value-type="float">
            <text:p>2.83794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0906500000000001" calcext:value-type="float">
            <text:p>0.09065</text:p>
          </table:table-cell>
          <table:table-cell office:value-type="float" office:value="0.33225" calcext:value-type="float">
            <text:p>0.33225</text:p>
          </table:table-cell>
          <table:table-cell office:value-type="float" office:value="1" calcext:value-type="float">
            <text:p>1</text:p>
          </table:table-cell>
          <table:table-cell office:value-type="float" office:value="0.80216" calcext:value-type="float">
            <text:p>0.80216</text:p>
          </table:table-cell>
          <table:table-cell office:value-type="float" office:value="0.19784" calcext:value-type="float">
            <text:p>0.19784</text:p>
          </table:table-cell>
          <table:table-cell office:value-type="float" office:value="0.261406224172389" calcext:value-type="float">
            <text:p>0.261406224172389</text:p>
          </table:table-cell>
          <table:table-cell office:value-type="float" office:value="0.55073857574346" calcext:value-type="float">
            <text:p>0.55073857574346</text:p>
          </table:table-cell>
          <table:table-cell office:value-type="float" office:value="0.28933235157107" calcext:value-type="float">
            <text:p>0.28933235157107</text:p>
          </table:table-cell>
          <table:table-cell office:value-type="float" office:value="0.921196385217157" calcext:value-type="float">
            <text:p>0.921196385217157</text:p>
          </table:table-cell>
          <table:table-cell office:value-type="float" office:value="1.39967291610467" calcext:value-type="float">
            <text:p>1.39967291610467</text:p>
          </table:table-cell>
          <table:table-cell office:value-type="float" office:value="0.47847653088751" calcext:value-type="float">
            <text:p>0.47847653088751</text:p>
          </table:table-cell>
          <table:table-cell office:value-type="float" office:value="0.679840958148148" calcext:value-type="float">
            <text:p>0.679840958148148</text:p>
          </table:table-cell>
        </table:table-row>
        <table:table-row table:style-name="ro1">
          <table:table-cell office:value-type="string" calcext:value-type="string">
            <text:p>LLLAVLLGILLGTLLSFLILI</text:p>
          </table:table-cell>
          <table:table-cell office:value-type="float" office:value="-37.8842" calcext:value-type="float">
            <text:p>-37.8842</text:p>
          </table:table-cell>
          <table:table-cell office:value-type="float" office:value="-92.0819" calcext:value-type="float">
            <text:p>-92.0819</text:p>
          </table:table-cell>
          <table:table-cell office:value-type="float" office:value="53.0207" calcext:value-type="float">
            <text:p>53.0207</text:p>
          </table:table-cell>
          <table:table-cell office:value-type="float" office:value="-42.7577" calcext:value-type="float">
            <text:p>-42.7577</text:p>
          </table:table-cell>
          <table:table-cell office:value-type="float" office:value="6.48684" calcext:value-type="float">
            <text:p>6.48684</text:p>
          </table:table-cell>
          <table:table-cell office:value-type="float" office:value="7.47008" calcext:value-type="float">
            <text:p>7.47008</text:p>
          </table:table-cell>
          <table:table-cell office:value-type="float" office:value="6.76539" calcext:value-type="float">
            <text:p>6.765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51</text:p>
          </table:table-cell>
          <table:table-cell office:value-type="string" calcext:value-type="string">
            <text:p>GAS</text:p>
          </table:table-cell>
          <table:table-cell office:value-type="float" office:value="-33.7987" calcext:value-type="float">
            <text:p>-33.7987</text:p>
          </table:table-cell>
          <table:table-cell office:value-type="float" office:value="-10.1461" calcext:value-type="float">
            <text:p>-10.1461</text:p>
          </table:table-cell>
          <table:table-cell office:value-type="float" office:value="6.06" calcext:value-type="float">
            <text:p>6.06</text:p>
          </table:table-cell>
          <table:table-cell office:value-type="float" office:value="-2.09530000000001" calcext:value-type="float">
            <text:p>-2.09530000000001</text:p>
          </table:table-cell>
          <table:table-cell office:value-type="float" office:value="-2.2473" calcext:value-type="float">
            <text:p>-2.2473</text:p>
          </table:table-cell>
          <table:table-cell office:value-type="float" office:value="1.476" calcext:value-type="float">
            <text:p>1.476</text:p>
          </table:table-cell>
          <table:table-cell office:value-type="float" office:value="-2.8661" calcext:value-type="float">
            <text:p>-2.8661</text:p>
          </table:table-cell>
          <table:table-cell office:value-type="float" office:value="-0.81151" calcext:value-type="float">
            <text:p>-0.81151</text:p>
          </table:table-cell>
          <table:table-cell office:value-type="float" office:value="-763.85" calcext:value-type="float">
            <text:p>-763.85</text:p>
          </table:table-cell>
          <table:table-cell office:value-type="float" office:value="35.7025" calcext:value-type="float">
            <text:p>35.7025</text:p>
          </table:table-cell>
          <table:table-cell office:value-type="float" office:value="-0.65696" calcext:value-type="float">
            <text:p>-0.65696</text:p>
          </table:table-cell>
          <table:table-cell office:value-type="float" office:value="2.2423" calcext:value-type="float">
            <text:p>2.2423</text:p>
          </table:table-cell>
          <table:table-cell office:value-type="float" office:value="3.02879" calcext:value-type="float">
            <text:p>3.02879</text:p>
          </table:table-cell>
          <table:table-cell office:value-type="float" office:value="0.6438" calcext:value-type="float">
            <text:p>0.6438</text:p>
          </table:table-cell>
          <table:table-cell office:value-type="float" office:value="-0.0131600000000001" calcext:value-type="float">
            <text:p>-0.01316</text:p>
          </table:table-cell>
          <table:table-cell office:value-type="float" office:value="0.65696" calcext:value-type="float">
            <text:p>0.656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423" calcext:value-type="float">
            <text:p>0.22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6500518430583" calcext:value-type="float">
            <text:p>0.536500518430583</text:p>
          </table:table-cell>
          <table:table-cell office:value-type="float" office:value="0.6211390612355" calcext:value-type="float">
            <text:p>0.6211390612355</text:p>
          </table:table-cell>
          <table:table-cell office:value-type="float" office:value="1.13179289182627" calcext:value-type="float">
            <text:p>1.13179289182627</text:p>
          </table:table-cell>
          <table:table-cell office:value-type="float" office:value="0.510653830590774" calcext:value-type="float">
            <text:p>0.510653830590774</text:p>
          </table:table-cell>
          <table:table-cell office:value-type="float" office:value="1.01512347794409" calcext:value-type="float">
            <text:p>1.01512347794409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geometryNumber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Entropy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startXShift_norm</text:p>
          </table:table-cell>
          <table:table-cell office:value-type="string" calcext:value-type="string">
            <text:p>endXShift_norm</text:p>
          </table:table-cell>
          <table:table-cell office:value-type="string" calcext:value-type="string">
            <text:p>xShift_dist</text:p>
          </table:table-cell>
          <table:table-cell office:value-type="string" calcext:value-type="string">
            <text:p>startCrossingAngle_norm</text:p>
          </table:table-cell>
          <table:table-cell office:value-type="string" calcext:value-type="string">
            <text:p>endCrossingAngle_norm</text:p>
          </table:table-cell>
          <table:table-cell office:value-type="string" calcext:value-type="string">
            <text:p>crossingAngle_dist</text:p>
          </table:table-cell>
          <table:table-cell office:value-type="string" calcext:value-type="string">
            <text:p>startAxialRotationPrime_norm</text:p>
          </table:table-cell>
          <table:table-cell office:value-type="string" calcext:value-type="string">
            <text:p>endAxialRotationPrime_norm</text:p>
          </table:table-cell>
          <table:table-cell office:value-type="string" calcext:value-type="string">
            <text:p>axialRotationPrime_dist</text:p>
          </table:table-cell>
          <table:table-cell office:value-type="string" calcext:value-type="string">
            <text:p>startZShiftPrime_norm</text:p>
          </table:table-cell>
          <table:table-cell office:value-type="string" calcext:value-type="string">
            <text:p>endZShiftPrime_norm</text:p>
          </table:table-cell>
          <table:table-cell office:value-type="string" calcext:value-type="string">
            <text:p>zShiftPrime_dist</text:p>
          </table:table-cell>
          <table:table-cell office:value-type="string" calcext:value-type="string">
            <text:p>GeometricDistance</text:p>
          </table:table-cell>
        </table:table-row>
        <table:table-row table:style-name="ro1">
          <table:table-cell office:value-type="string" calcext:value-type="string">
            <text:p>LLLYTLLIALLFVLLSFLILI</text:p>
          </table:table-cell>
          <table:table-cell office:value-type="float" office:value="-29.1039" calcext:value-type="float">
            <text:p>-29.1039</text:p>
          </table:table-cell>
          <table:table-cell office:value-type="float" office:value="-47.2846" calcext:value-type="float">
            <text:p>-47.2846</text:p>
          </table:table-cell>
          <table:table-cell office:value-type="float" office:value="103.214" calcext:value-type="float">
            <text:p>103.214</text:p>
          </table:table-cell>
          <table:table-cell office:value-type="float" office:value="-44.459" calcext:value-type="float">
            <text:p>-44.459</text:p>
          </table:table-cell>
          <table:table-cell office:value-type="float" office:value="8.25452" calcext:value-type="float">
            <text:p>8.25452</text:p>
          </table:table-cell>
          <table:table-cell office:value-type="float" office:value="7.52657" calcext:value-type="float">
            <text:p>7.52657</text:p>
          </table:table-cell>
          <table:table-cell office:value-type="float" office:value="7.57478" calcext:value-type="float">
            <text:p>7.57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540</text:p>
          </table:table-cell>
          <table:table-cell office:value-type="string" calcext:value-type="string">
            <text:p>Right</text:p>
          </table:table-cell>
          <table:table-cell office:value-type="float" office:value="-36.2773" calcext:value-type="float">
            <text:p>-36.2773</text:p>
          </table:table-cell>
          <table:table-cell office:value-type="float" office:value="-7.583" calcext:value-type="float">
            <text:p>-7.583</text:p>
          </table:table-cell>
          <table:table-cell office:value-type="float" office:value="14.757" calcext:value-type="float">
            <text:p>14.757</text:p>
          </table:table-cell>
          <table:table-cell office:value-type="float" office:value="-0.319800000000001" calcext:value-type="float">
            <text:p>-0.319800000000001</text:p>
          </table:table-cell>
          <table:table-cell office:value-type="float" office:value="-1.2099" calcext:value-type="float">
            <text:p>-1.2099</text:p>
          </table:table-cell>
          <table:table-cell office:value-type="float" office:value="0.415999999999997" calcext:value-type="float">
            <text:p>0.415999999999997</text:p>
          </table:table-cell>
          <table:table-cell office:value-type="float" office:value="-1.1138" calcext:value-type="float">
            <text:p>-1.1138</text:p>
          </table:table-cell>
          <table:table-cell office:value-type="float" office:value="4.53999" calcext:value-type="float">
            <text:p>4.53999</text:p>
          </table:table-cell>
          <table:table-cell office:value-type="float" office:value="-927.88" calcext:value-type="float">
            <text:p>-927.88</text:p>
          </table:table-cell>
          <table:table-cell office:value-type="float" office:value="13.3428" calcext:value-type="float">
            <text:p>13.3428</text:p>
          </table:table-cell>
          <table:table-cell office:value-type="float" office:value="-0.33798" calcext:value-type="float">
            <text:p>-0.33798</text:p>
          </table:table-cell>
          <table:table-cell office:value-type="float" office:value="-6.70330000000001" calcext:value-type="float">
            <text:p>-6.70330000000001</text:p>
          </table:table-cell>
          <table:table-cell office:value-type="float" office:value="2.03358" calcext:value-type="float">
            <text:p>2.03358</text:p>
          </table:table-cell>
          <table:table-cell office:value-type="float" office:value="0.592499999999999" calcext:value-type="float">
            <text:p>0.592499999999999</text:p>
          </table:table-cell>
          <table:table-cell office:value-type="float" office:value="0.254519999999999" calcext:value-type="float">
            <text:p>0.254519999999999</text:p>
          </table:table-cell>
          <table:table-cell office:value-type="float" office:value="0.33798" calcext:value-type="float">
            <text:p>0.33798</text:p>
          </table:table-cell>
          <table:table-cell office:value-type="float" office:value="0.72443" calcext:value-type="float">
            <text:p>0.72443</text:p>
          </table:table-cell>
          <table:table-cell office:value-type="float" office:value="0.0540999999999997" calcext:value-type="float">
            <text:p>0.0541</text:p>
          </table:table-cell>
          <table:table-cell office:value-type="float" office:value="0.670330000000001" calcext:value-type="float">
            <text:p>0.670330000000001</text:p>
          </table:table-cell>
          <table:table-cell office:value-type="float" office:value="1" calcext:value-type="float">
            <text:p>1</text:p>
          </table:table-cell>
          <table:table-cell office:value-type="float" office:value="1.31237240836814" calcext:value-type="float">
            <text:p>1.31237240836814</text:p>
          </table:table-cell>
          <table:table-cell office:value-type="float" office:value="0.312372408368138" calcext:value-type="float">
            <text:p>0.312372408368138</text:p>
          </table:table-cell>
          <table:table-cell office:value-type="float" office:value="0.971494814788188" calcext:value-type="float">
            <text:p>0.971494814788188</text:p>
          </table:table-cell>
          <table:table-cell office:value-type="float" office:value="1.33699024065853" calcext:value-type="float">
            <text:p>1.33699024065853</text:p>
          </table:table-cell>
          <table:table-cell office:value-type="float" office:value="0.365495425870343" calcext:value-type="float">
            <text:p>0.365495425870343</text:p>
          </table:table-cell>
          <table:table-cell office:value-type="float" office:value="0.891479790652517" calcext:value-type="float">
            <text:p>0.891479790652517</text:p>
          </table:table-cell>
        </table:table-row>
        <table:table-row table:style-name="ro1">
          <table:table-cell office:value-type="string" calcext:value-type="string">
            <text:p>LLLYTLLVFLLTILLSALILI</text:p>
          </table:table-cell>
          <table:table-cell office:value-type="float" office:value="-25.9439" calcext:value-type="float">
            <text:p>-25.9439</text:p>
          </table:table-cell>
          <table:table-cell office:value-type="float" office:value="-72.4694" calcext:value-type="float">
            <text:p>-72.4694</text:p>
          </table:table-cell>
          <table:table-cell office:value-type="float" office:value="62.9141" calcext:value-type="float">
            <text:p>62.9141</text:p>
          </table:table-cell>
          <table:table-cell office:value-type="float" office:value="-36.543" calcext:value-type="float">
            <text:p>-36.543</text:p>
          </table:table-cell>
          <table:table-cell office:value-type="float" office:value="8.4708" calcext:value-type="float">
            <text:p>8.4708</text:p>
          </table:table-cell>
          <table:table-cell office:value-type="float" office:value="5.86381" calcext:value-type="float">
            <text:p>5.86381</text:p>
          </table:table-cell>
          <table:table-cell office:value-type="float" office:value="5.30752" calcext:value-type="float">
            <text:p>5.30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491</text:p>
          </table:table-cell>
          <table:table-cell office:value-type="string" calcext:value-type="string">
            <text:p>Right</text:p>
          </table:table-cell>
          <table:table-cell office:value-type="float" office:value="-16.8319" calcext:value-type="float">
            <text:p>-16.8319</text:p>
          </table:table-cell>
          <table:table-cell office:value-type="float" office:value="-17.0341" calcext:value-type="float">
            <text:p>-17.0341</text:p>
          </table:table-cell>
          <table:table-cell office:value-type="float" office:value="7.922" calcext:value-type="float">
            <text:p>7.922</text:p>
          </table:table-cell>
          <table:table-cell office:value-type="float" office:value="-0.244999999999997" calcext:value-type="float">
            <text:p>-0.244999999999997</text:p>
          </table:table-cell>
          <table:table-cell office:value-type="float" office:value="-0.0379999999999967" calcext:value-type="float">
            <text:p>-0.037999999999997</text:p>
          </table:table-cell>
          <table:table-cell office:value-type="float" office:value="-1.27000000000001" calcext:value-type="float">
            <text:p>-1.27000000000001</text:p>
          </table:table-cell>
          <table:table-cell office:value-type="float" office:value="-1.5525" calcext:value-type="float">
            <text:p>-1.5525</text:p>
          </table:table-cell>
          <table:table-cell office:value-type="float" office:value="-1.9638" calcext:value-type="float">
            <text:p>-1.9638</text:p>
          </table:table-cell>
          <table:table-cell office:value-type="float" office:value="-592.93" calcext:value-type="float">
            <text:p>-592.93</text:p>
          </table:table-cell>
          <table:table-cell office:value-type="float" office:value="14.4601" calcext:value-type="float">
            <text:p>14.4601</text:p>
          </table:table-cell>
          <table:table-cell office:value-type="float" office:value="-0.408899999999999" calcext:value-type="float">
            <text:p>-0.408899999999999</text:p>
          </table:table-cell>
          <table:table-cell office:value-type="float" office:value="0.899799999999999" calcext:value-type="float">
            <text:p>0.899799999999999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470800000000001" calcext:value-type="float">
            <text:p>0.470800000000001</text:p>
          </table:table-cell>
          <table:table-cell office:value-type="float" office:value="0.408899999999999" calcext:value-type="float">
            <text:p>0.408899999999999</text:p>
          </table:table-cell>
          <table:table-cell office:value-type="float" office:value="0.75572" calcext:value-type="float">
            <text:p>0.75572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08998" calcext:value-type="float">
            <text:p>0.08998</text:p>
          </table:table-cell>
          <table:table-cell office:value-type="float" office:value="0.0303691495139813" calcext:value-type="float">
            <text:p>0.030369149513981</text:p>
          </table:table-cell>
          <table:table-cell office:value-type="float" office:value="0.36889901297923" calcext:value-type="float">
            <text:p>0.36889901297923</text:p>
          </table:table-cell>
          <table:table-cell office:value-type="float" office:value="0.338529863465248" calcext:value-type="float">
            <text:p>0.338529863465248</text:p>
          </table:table-cell>
          <table:table-cell office:value-type="float" office:value="0.605977821312389" calcext:value-type="float">
            <text:p>0.605977821312389</text:p>
          </table:table-cell>
          <table:table-cell office:value-type="float" office:value="0.929495497762361" calcext:value-type="float">
            <text:p>0.929495497762361</text:p>
          </table:table-cell>
          <table:table-cell office:value-type="float" office:value="0.323517676449972" calcext:value-type="float">
            <text:p>0.323517676449972</text:p>
          </table:table-cell>
          <table:table-cell office:value-type="float" office:value="0.628141517361643" calcext:value-type="float">
            <text:p>0.628141517361643</text:p>
          </table:table-cell>
        </table:table-row>
        <table:table-row table:style-name="ro1">
          <table:table-cell office:value-type="string" calcext:value-type="string">
            <text:p>LLLSYLLVILLAFLLTFLILI</text:p>
          </table:table-cell>
          <table:table-cell office:value-type="float" office:value="-25.552" calcext:value-type="float">
            <text:p>-25.552</text:p>
          </table:table-cell>
          <table:table-cell office:value-type="float" office:value="-57.212" calcext:value-type="float">
            <text:p>-57.212</text:p>
          </table:table-cell>
          <table:table-cell office:value-type="float" office:value="59.0213" calcext:value-type="float">
            <text:p>59.0213</text:p>
          </table:table-cell>
          <table:table-cell office:value-type="float" office:value="-45.3922" calcext:value-type="float">
            <text:p>-45.3922</text:p>
          </table:table-cell>
          <table:table-cell office:value-type="float" office:value="8.88685" calcext:value-type="float">
            <text:p>8.88685</text:p>
          </table:table-cell>
          <table:table-cell office:value-type="float" office:value="3.04968" calcext:value-type="float">
            <text:p>3.04968</text:p>
          </table:table-cell>
          <table:table-cell office:value-type="float" office:value="2.435" calcext:value-type="float">
            <text:p>2.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557</text:p>
          </table:table-cell>
          <table:table-cell office:value-type="string" calcext:value-type="string">
            <text:p>Right</text:p>
          </table:table-cell>
          <table:table-cell office:value-type="float" office:value="-29.2089" calcext:value-type="float">
            <text:p>-29.2089</text:p>
          </table:table-cell>
          <table:table-cell office:value-type="float" office:value="-17.8133" calcext:value-type="float">
            <text:p>-17.8133</text:p>
          </table:table-cell>
          <table:table-cell office:value-type="float" office:value="21.47" calcext:value-type="float">
            <text:p>21.47</text:p>
          </table:table-cell>
          <table:table-cell office:value-type="float" office:value="-0.905000000000001" calcext:value-type="float">
            <text:p>-0.905000000000001</text:p>
          </table:table-cell>
          <table:table-cell office:value-type="float" office:value="0.230899999999991" calcext:value-type="float">
            <text:p>0.230899999999991</text:p>
          </table:table-cell>
          <table:table-cell office:value-type="float" office:value="-0.0769999999999982" calcext:value-type="float">
            <text:p>-0.076999999999998</text:p>
          </table:table-cell>
          <table:table-cell office:value-type="float" office:value="-0.750899999999998" calcext:value-type="float">
            <text:p>-0.750899999999998</text:p>
          </table:table-cell>
          <table:table-cell office:value-type="float" office:value="4.53999" calcext:value-type="float">
            <text:p>4.53999</text:p>
          </table:table-cell>
          <table:table-cell office:value-type="float" office:value="-846.55" calcext:value-type="float">
            <text:p>-846.55</text:p>
          </table:table-cell>
          <table:table-cell office:value-type="float" office:value="9.4027" calcext:value-type="float">
            <text:p>9.4027</text:p>
          </table:table-cell>
          <table:table-cell office:value-type="float" office:value="0.55105" calcext:value-type="float">
            <text:p>0.55105</text:p>
          </table:table-cell>
          <table:table-cell office:value-type="float" office:value="-6.58450000000001" calcext:value-type="float">
            <text:p>-6.58450000000001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335800000000001" calcext:value-type="float">
            <text:p>0.335800000000001</text:p>
          </table:table-cell>
          <table:table-cell office:value-type="float" office:value="0.886850000000001" calcext:value-type="float">
            <text:p>0.886850000000001</text:p>
          </table:table-cell>
          <table:table-cell office:value-type="float" office:value="0.55105" calcext:value-type="float">
            <text:p>0.55105</text:p>
          </table:table-cell>
          <table:table-cell office:value-type="float" office:value="0.61923" calcext:value-type="float">
            <text:p>0.61923</text:p>
          </table:table-cell>
          <table:table-cell office:value-type="float" office:value="-0.0392200000000003" calcext:value-type="float">
            <text:p>-0.03922</text:p>
          </table:table-cell>
          <table:table-cell office:value-type="float" office:value="0.658450000000001" calcext:value-type="float">
            <text:p>0.658450000000001</text:p>
          </table:table-cell>
          <table:table-cell office:value-type="float" office:value="0.0576339595078007" calcext:value-type="float">
            <text:p>0.057633959507801</text:p>
          </table:table-cell>
          <table:table-cell office:value-type="float" office:value="0.277763470866968" calcext:value-type="float">
            <text:p>0.277763470866968</text:p>
          </table:table-cell>
          <table:table-cell office:value-type="float" office:value="0.220129511359167" calcext:value-type="float">
            <text:p>0.220129511359167</text:p>
          </table:table-cell>
          <table:table-cell office:value-type="float" office:value="0.301029853160553" calcext:value-type="float">
            <text:p>0.301029853160553</text:p>
          </table:table-cell>
          <table:table-cell office:value-type="float" office:value="0.413217347543989" calcext:value-type="float">
            <text:p>0.413217347543989</text:p>
          </table:table-cell>
          <table:table-cell office:value-type="float" office:value="0.112187494383436" calcext:value-type="float">
            <text:p>0.112187494383436</text:p>
          </table:table-cell>
          <table:table-cell office:value-type="float" office:value="0.89345147639212" calcext:value-type="float">
            <text:p>0.89345147639212</text:p>
          </table:table-cell>
        </table:table-row>
        <table:table-row table:style-name="ro1">
          <table:table-cell office:value-type="string" calcext:value-type="string">
            <text:p>LLLSYLLTVLLAFLLTILILI</text:p>
          </table:table-cell>
          <table:table-cell office:value-type="float" office:value="-23.5657" calcext:value-type="float">
            <text:p>-23.5657</text:p>
          </table:table-cell>
          <table:table-cell office:value-type="float" office:value="-79.1893" calcext:value-type="float">
            <text:p>-79.1893</text:p>
          </table:table-cell>
          <table:table-cell office:value-type="float" office:value="59.2124" calcext:value-type="float">
            <text:p>59.2124</text:p>
          </table:table-cell>
          <table:table-cell office:value-type="float" office:value="-43.7847" calcext:value-type="float">
            <text:p>-43.7847</text:p>
          </table:table-cell>
          <table:table-cell office:value-type="float" office:value="8.98483" calcext:value-type="float">
            <text:p>8.98483</text:p>
          </table:table-cell>
          <table:table-cell office:value-type="float" office:value="6.37206" calcext:value-type="float">
            <text:p>6.37206</text:p>
          </table:table-cell>
          <table:table-cell office:value-type="float" office:value="5.76025" calcext:value-type="float">
            <text:p>5.76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595</text:p>
          </table:table-cell>
          <table:table-cell office:value-type="string" calcext:value-type="string">
            <text:p>Right</text:p>
          </table:table-cell>
          <table:table-cell office:value-type="float" office:value="-26.7994" calcext:value-type="float">
            <text:p>-26.7994</text:p>
          </table:table-cell>
          <table:table-cell office:value-type="float" office:value="-17.9896" calcext:value-type="float">
            <text:p>-17.9896</text:p>
          </table:table-cell>
          <table:table-cell office:value-type="float" office:value="21.223" calcext:value-type="float">
            <text:p>21.223</text:p>
          </table:table-cell>
          <table:table-cell office:value-type="float" office:value="-2.4573" calcext:value-type="float">
            <text:p>-2.4573</text:p>
          </table:table-cell>
          <table:table-cell office:value-type="float" office:value="0.866499999999988" calcext:value-type="float">
            <text:p>0.866499999999988</text:p>
          </table:table-cell>
          <table:table-cell office:value-type="float" office:value="0.170000000000016" calcext:value-type="float">
            <text:p>0.170000000000016</text:p>
          </table:table-cell>
          <table:table-cell office:value-type="float" office:value="-1.4201" calcext:value-type="float">
            <text:p>-1.4201</text:p>
          </table:table-cell>
          <table:table-cell office:value-type="float" office:value="3.82804" calcext:value-type="float">
            <text:p>3.82804</text:p>
          </table:table-cell>
          <table:table-cell office:value-type="float" office:value="-796.17" calcext:value-type="float">
            <text:p>-796.17</text:p>
          </table:table-cell>
          <table:table-cell office:value-type="float" office:value="-6.59089999999999" calcext:value-type="float">
            <text:p>-6.59089999999999</text:p>
          </table:table-cell>
          <table:table-cell office:value-type="float" office:value="-0.00856999999999886" calcext:value-type="float">
            <text:p>-0.008569999999999</text:p>
          </table:table-cell>
          <table:table-cell office:value-type="float" office:value="-6.2962" calcext:value-type="float">
            <text:p>-6.2962</text:p>
          </table:table-cell>
          <table:table-cell office:value-type="float" office:value="0.175850000000001" calcext:value-type="float">
            <text:p>0.175850000000001</text:p>
          </table:table-cell>
          <table:table-cell office:value-type="float" office:value="0.993399999999999" calcext:value-type="float">
            <text:p>0.993399999999999</text:p>
          </table:table-cell>
          <table:table-cell office:value-type="float" office:value="0.98483" calcext:value-type="float">
            <text:p>0.98483</text:p>
          </table:table-cell>
          <table:table-cell office:value-type="float" office:value="0.00856999999999886" calcext:value-type="float">
            <text:p>0.008569999999999</text:p>
          </table:table-cell>
          <table:table-cell office:value-type="float" office:value="0.75115" calcext:value-type="float">
            <text:p>0.75115</text:p>
          </table:table-cell>
          <table:table-cell office:value-type="float" office:value="0.12153" calcext:value-type="float">
            <text:p>0.12153</text:p>
          </table:table-cell>
          <table:table-cell office:value-type="float" office:value="0.62962" calcext:value-type="float">
            <text:p>0.62962</text:p>
          </table:table-cell>
          <table:table-cell office:value-type="float" office:value="0.436538965782031" calcext:value-type="float">
            <text:p>0.436538965782031</text:p>
          </table:table-cell>
          <table:table-cell office:value-type="float" office:value="0.282237371940142" calcext:value-type="float">
            <text:p>0.282237371940142</text:p>
          </table:table-cell>
          <table:table-cell office:value-type="float" office:value="0.154301593841889" calcext:value-type="float">
            <text:p>0.154301593841889</text:p>
          </table:table-cell>
          <table:table-cell office:value-type="float" office:value="0.979259152752566" calcext:value-type="float">
            <text:p>0.979259152752566</text:p>
          </table:table-cell>
          <table:table-cell office:value-type="float" office:value="1.01086468124876" calcext:value-type="float">
            <text:p>1.01086468124876</text:p>
          </table:table-cell>
          <table:table-cell office:value-type="float" office:value="0.0316055284961989" calcext:value-type="float">
            <text:p>0.031605528496199</text:p>
          </table:table-cell>
          <table:table-cell office:value-type="float" office:value="0.649078331631608" calcext:value-type="float">
            <text:p>0.649078331631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5:01:22.695246017</meta:creation-date>
    <dc:date>2022-10-27T15:18:22.617805381</dc:date>
    <meta:editing-duration>PT17M</meta:editing-duration>
    <meta:editing-cycles>1</meta:editing-cycles>
    <meta:document-statistic meta:table-count="1" meta:cell-count="891" meta:object-count="0"/>
    <meta:generator>LibreOffice/6.4.7.2$Linux_X86_64 LibreOffice_project/40$Build-2</meta:generator>
  </office:meta>
</office:document-meta>
</file>